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934" calcext:value-type="float">
            <text:p>35.8934</text:p>
          </table:table-cell>
          <table:table-cell table:number-columns-repeated="2"/>
          <table:table-cell table:formula="of:=COUNT([.G1:.K1])" office:value-type="float" office:value="5" calcext:value-type="float">
            <text:p>5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6.035" calcext:value-type="float">
            <text:p>36.035</text:p>
          </table:table-cell>
          <table:table-cell table:number-columns-repeated="2"/>
          <table:table-cell table:formula="of:=COUNT([.G2:.K2])" office:value-type="float" office:value="5" calcext:value-type="float">
            <text:p>5</text:p>
          </table:table-cell>
          <table:table-cell office:value-type="float" office:value="36.229" calcext:value-type="float">
            <text:p>36.229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632" calcext:value-type="float">
            <text:p>37.632</text:p>
          </table:table-cell>
          <table:table-cell office:value-type="float" office:value="33.537" calcext:value-type="float">
            <text:p>33.537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264" calcext:value-type="float">
            <text:p>36.264</text:p>
          </table:table-cell>
          <table:table-cell table:number-columns-repeated="2"/>
          <table:table-cell table:formula="of:=COUNT([.G3:.K3])" office:value-type="float" office:value="5" calcext:value-type="float">
            <text:p>5</text:p>
          </table:table-cell>
          <table:table-cell office:value-type="float" office:value="36.294" calcext:value-type="float">
            <text:p>36.294</text:p>
          </table:table-cell>
          <table:table-cell office:value-type="float" office:value="36.413" calcext:value-type="float">
            <text:p>36.413</text:p>
          </table:table-cell>
          <table:table-cell office:value-type="float" office:value="38.079" calcext:value-type="float">
            <text:p>38.079</text:p>
          </table:table-cell>
          <table:table-cell office:value-type="float" office:value="33.859" calcext:value-type="float">
            <text:p>33.859</text:p>
          </table:table-cell>
          <table:table-cell office:value-type="float" office:value="36.675" calcext:value-type="float">
            <text:p>36.67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6.9852" calcext:value-type="float">
            <text:p>36.9852</text:p>
          </table:table-cell>
          <table:table-cell table:number-columns-repeated="2"/>
          <table:table-cell table:formula="of:=COUNT([.G4:.K4])" office:value-type="float" office:value="5" calcext:value-type="float">
            <text:p>5</text:p>
          </table:table-cell>
          <table:table-cell office:value-type="float" office:value="37.118" calcext:value-type="float">
            <text:p>37.118</text:p>
          </table:table-cell>
          <table:table-cell office:value-type="float" office:value="36.507" calcext:value-type="float">
            <text:p>36.507</text:p>
          </table:table-cell>
          <table:table-cell office:value-type="float" office:value="38.763" calcext:value-type="float">
            <text:p>38.763</text:p>
          </table:table-cell>
          <table:table-cell office:value-type="float" office:value="34.785" calcext:value-type="float">
            <text:p>34.785</text:p>
          </table:table-cell>
          <table:table-cell office:value-type="float" office:value="37.753" calcext:value-type="float">
            <text:p>37.75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40.3802" calcext:value-type="float">
            <text:p>40.3802</text:p>
          </table:table-cell>
          <table:table-cell table:number-columns-repeated="2"/>
          <table:table-cell table:formula="of:=COUNT([.G5:.K5])" office:value-type="float" office:value="5" calcext:value-type="float">
            <text:p>5</text:p>
          </table:table-cell>
          <table:table-cell office:value-type="float" office:value="41.222" calcext:value-type="float">
            <text:p>41.222</text:p>
          </table:table-cell>
          <table:table-cell office:value-type="float" office:value="36.573" calcext:value-type="float">
            <text:p>36.573</text:p>
          </table:table-cell>
          <table:table-cell office:value-type="float" office:value="43.829" calcext:value-type="float">
            <text:p>43.829</text:p>
          </table:table-cell>
          <table:table-cell office:value-type="float" office:value="39.134" calcext:value-type="float">
            <text:p>39.134</text:p>
          </table:table-cell>
          <table:table-cell office:value-type="float" office:value="41.143" calcext:value-type="float">
            <text:p>41.14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43.3418" calcext:value-type="float">
            <text:p>43.3418</text:p>
          </table:table-cell>
          <table:table-cell table:number-columns-repeated="2"/>
          <table:table-cell table:formula="of:=COUNT([.G6:.K6])" office:value-type="float" office:value="5" calcext:value-type="float">
            <text:p>5</text:p>
          </table:table-cell>
          <table:table-cell office:value-type="float" office:value="44.503" calcext:value-type="float">
            <text:p>44.503</text:p>
          </table:table-cell>
          <table:table-cell office:value-type="float" office:value="36.907" calcext:value-type="float">
            <text:p>36.907</text:p>
          </table:table-cell>
          <table:table-cell office:value-type="float" office:value="46.987" calcext:value-type="float">
            <text:p>46.987</text:p>
          </table:table-cell>
          <table:table-cell office:value-type="float" office:value="43" calcext:value-type="float">
            <text:p>43</text:p>
          </table:table-cell>
          <table:table-cell office:value-type="float" office:value="45.312" calcext:value-type="float">
            <text:p>45.31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8.54" calcext:value-type="float">
            <text:p>38.54</text:p>
          </table:table-cell>
          <table:table-cell table:number-columns-repeated="2"/>
          <table:table-cell table:formula="of:=COUNT([.G7:.K7])" office:value-type="float" office:value="5" calcext:value-type="float">
            <text:p>5</text:p>
          </table:table-cell>
          <table:table-cell office:value-type="float" office:value="38.961" calcext:value-type="float">
            <text:p>38.961</text:p>
          </table:table-cell>
          <table:table-cell office:value-type="float" office:value="36.88" calcext:value-type="float">
            <text:p>36.88</text:p>
          </table:table-cell>
          <table:table-cell office:value-type="float" office:value="40.697" calcext:value-type="float">
            <text:p>40.697</text:p>
          </table:table-cell>
          <table:table-cell office:value-type="float" office:value="36.409" calcext:value-type="float">
            <text:p>36.409</text:p>
          </table:table-cell>
          <table:table-cell office:value-type="float" office:value="39.753" calcext:value-type="float">
            <text:p>39.75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7.275" calcext:value-type="float">
            <text:p>37.275</text:p>
          </table:table-cell>
          <table:table-cell table:number-columns-repeated="2"/>
          <table:table-cell table:formula="of:=COUNT([.G8:.K8])" office:value-type="float" office:value="5" calcext:value-type="float">
            <text:p>5</text:p>
          </table:table-cell>
          <table:table-cell office:value-type="float" office:value="37.248" calcext:value-type="float">
            <text:p>37.248</text:p>
          </table:table-cell>
          <table:table-cell office:value-type="float" office:value="37.467" calcext:value-type="float">
            <text:p>37.467</text:p>
          </table:table-cell>
          <table:table-cell office:value-type="float" office:value="39.132" calcext:value-type="float">
            <text:p>39.132</text:p>
          </table:table-cell>
          <table:table-cell office:value-type="float" office:value="34.866" calcext:value-type="float">
            <text:p>34.866</text:p>
          </table:table-cell>
          <table:table-cell office:value-type="float" office:value="37.662" calcext:value-type="float">
            <text:p>37.66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8.916" calcext:value-type="float">
            <text:p>38.916</text:p>
          </table:table-cell>
          <table:table-cell table:number-columns-repeated="2"/>
          <table:table-cell table:formula="of:=COUNT([.G9:.K9])" office:value-type="float" office:value="5" calcext:value-type="float">
            <text:p>5</text:p>
          </table:table-cell>
          <table:table-cell office:value-type="float" office:value="39.17" calcext:value-type="float">
            <text:p>39.17</text:p>
          </table:table-cell>
          <table:table-cell office:value-type="float" office:value="37.947" calcext:value-type="float">
            <text:p>37.947</text:p>
          </table:table-cell>
          <table:table-cell office:value-type="float" office:value="41.395" calcext:value-type="float">
            <text:p>41.395</text:p>
          </table:table-cell>
          <table:table-cell office:value-type="float" office:value="36.678" calcext:value-type="float">
            <text:p>36.678</text:p>
          </table:table-cell>
          <table:table-cell office:value-type="float" office:value="39.39" calcext:value-type="float">
            <text:p>39.3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40.081" calcext:value-type="float">
            <text:p>40.081</text:p>
          </table:table-cell>
          <table:table-cell table:number-columns-repeated="2"/>
          <table:table-cell table:formula="of:=COUNT([.G10:.K10])" office:value-type="float" office:value="5" calcext:value-type="float">
            <text:p>5</text:p>
          </table:table-cell>
          <table:table-cell office:value-type="float" office:value="40.268" calcext:value-type="float">
            <text:p>40.268</text:p>
          </table:table-cell>
          <table:table-cell office:value-type="float" office:value="37.613" calcext:value-type="float">
            <text:p>37.613</text:p>
          </table:table-cell>
          <table:table-cell office:value-type="float" office:value="42.671" calcext:value-type="float">
            <text:p>42.671</text:p>
          </table:table-cell>
          <table:table-cell office:value-type="float" office:value="38.866" calcext:value-type="float">
            <text:p>38.866</text:p>
          </table:table-cell>
          <table:table-cell office:value-type="float" office:value="40.987" calcext:value-type="float">
            <text:p>40.98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879" calcext:value-type="float">
            <text:p>34.879</text:p>
          </table:table-cell>
          <table:table-cell table:number-columns-repeated="2"/>
          <table:table-cell table:formula="of:=COUNT([.G11:.K11])" office:value-type="float" office:value="5" calcext:value-type="float">
            <text:p>5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  <table:table-cell office:value-type="float" office:value="35.202" calcext:value-type="float">
            <text:p>35.20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5.1138" calcext:value-type="float">
            <text:p>35.1138</text:p>
          </table:table-cell>
          <table:table-cell table:number-columns-repeated="2"/>
          <table:table-cell table:formula="of:=COUNT([.G12:.K12])" office:value-type="float" office:value="5" calcext:value-type="float">
            <text:p>5</text:p>
          </table:table-cell>
          <table:table-cell office:value-type="float" office:value="34.927" calcext:value-type="float">
            <text:p>34.927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489" calcext:value-type="float">
            <text:p>36.489</text:p>
          </table:table-cell>
          <table:table-cell office:value-type="float" office:value="33.568" calcext:value-type="float">
            <text:p>33.568</text:p>
          </table:table-cell>
          <table:table-cell office:value-type="float" office:value="35.574" calcext:value-type="float">
            <text:p>35.574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5.2196" calcext:value-type="float">
            <text:p>35.2196</text:p>
          </table:table-cell>
          <table:table-cell table:number-columns-repeated="2"/>
          <table:table-cell table:formula="of:=COUNT([.G13:.K13])" office:value-type="float" office:value="5" calcext:value-type="float">
            <text:p>5</text:p>
          </table:table-cell>
          <table:table-cell office:value-type="float" office:value="34.853" calcext:value-type="float">
            <text:p>34.853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691" calcext:value-type="float">
            <text:p>36.691</text:p>
          </table:table-cell>
          <table:table-cell office:value-type="float" office:value="33.905" calcext:value-type="float">
            <text:p>33.905</text:p>
          </table:table-cell>
          <table:table-cell office:value-type="float" office:value="35.606" calcext:value-type="float">
            <text:p>35.60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5.9408" calcext:value-type="float">
            <text:p>35.9408</text:p>
          </table:table-cell>
          <table:table-cell table:number-columns-repeated="2"/>
          <table:table-cell table:formula="of:=COUNT([.G14:.K14])" office:value-type="float" office:value="5" calcext:value-type="float">
            <text:p>5</text:p>
          </table:table-cell>
          <table:table-cell office:value-type="float" office:value="35.691" calcext:value-type="float">
            <text:p>35.691</text:p>
          </table:table-cell>
          <table:table-cell office:value-type="float" office:value="35.064" calcext:value-type="float">
            <text:p>35.064</text:p>
          </table:table-cell>
          <table:table-cell office:value-type="float" office:value="37.628" calcext:value-type="float">
            <text:p>37.628</text:p>
          </table:table-cell>
          <table:table-cell office:value-type="float" office:value="34.789" calcext:value-type="float">
            <text:p>34.789</text:p>
          </table:table-cell>
          <table:table-cell office:value-type="float" office:value="36.532" calcext:value-type="float">
            <text:p>36.53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9.3598" calcext:value-type="float">
            <text:p>39.3598</text:p>
          </table:table-cell>
          <table:table-cell table:number-columns-repeated="2"/>
          <table:table-cell table:formula="of:=COUNT([.G15:.K15])" office:value-type="float" office:value="5" calcext:value-type="float">
            <text:p>5</text:p>
          </table:table-cell>
          <table:table-cell office:value-type="float" office:value="40.298" calcext:value-type="float">
            <text:p>40.298</text:p>
          </table:table-cell>
          <table:table-cell office:value-type="float" office:value="35.202" calcext:value-type="float">
            <text:p>35.202</text:p>
          </table:table-cell>
          <table:table-cell office:value-type="float" office:value="41.872" calcext:value-type="float">
            <text:p>41.872</text:p>
          </table:table-cell>
          <table:table-cell office:value-type="float" office:value="38.821" calcext:value-type="float">
            <text:p>38.821</text:p>
          </table:table-cell>
          <table:table-cell office:value-type="float" office:value="40.606" calcext:value-type="float">
            <text:p>40.60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42.2588" calcext:value-type="float">
            <text:p>42.2588</text:p>
          </table:table-cell>
          <table:table-cell table:number-columns-repeated="2"/>
          <table:table-cell table:formula="of:=COUNT([.G16:.K16])" office:value-type="float" office:value="5" calcext:value-type="float">
            <text:p>5</text:p>
          </table:table-cell>
          <table:table-cell office:value-type="float" office:value="43.681" calcext:value-type="float">
            <text:p>43.681</text:p>
          </table:table-cell>
          <table:table-cell office:value-type="float" office:value="35.287" calcext:value-type="float">
            <text:p>35.287</text:p>
          </table:table-cell>
          <table:table-cell office:value-type="float" office:value="46.138" calcext:value-type="float">
            <text:p>46.138</text:p>
          </table:table-cell>
          <table:table-cell office:value-type="float" office:value="42.284" calcext:value-type="float">
            <text:p>42.284</text:p>
          </table:table-cell>
          <table:table-cell office:value-type="float" office:value="43.904" calcext:value-type="float">
            <text:p>43.904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7.673" calcext:value-type="float">
            <text:p>37.673</text:p>
          </table:table-cell>
          <table:table-cell table:number-columns-repeated="2"/>
          <table:table-cell table:formula="of:=COUNT([.G17:.K17])" office:value-type="float" office:value="5" calcext:value-type="float">
            <text:p>5</text:p>
          </table:table-cell>
          <table:table-cell office:value-type="float" office:value="37.639" calcext:value-type="float">
            <text:p>37.639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723" calcext:value-type="float">
            <text:p>39.723</text:p>
          </table:table-cell>
          <table:table-cell office:value-type="float" office:value="36.726" calcext:value-type="float">
            <text:p>36.726</text:p>
          </table:table-cell>
          <table:table-cell office:value-type="float" office:value="38.883" calcext:value-type="float">
            <text:p>38.88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6.2778" calcext:value-type="float">
            <text:p>36.2778</text:p>
          </table:table-cell>
          <table:table-cell table:number-columns-repeated="2"/>
          <table:table-cell table:formula="of:=COUNT([.G18:.K18])" office:value-type="float" office:value="5" calcext:value-type="float">
            <text:p>5</text:p>
          </table:table-cell>
          <table:table-cell office:value-type="float" office:value="36.026" calcext:value-type="float">
            <text:p>36.02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7.777" calcext:value-type="float">
            <text:p>37.777</text:p>
          </table:table-cell>
          <table:table-cell office:value-type="float" office:value="34.937" calcext:value-type="float">
            <text:p>34.937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7.7398" calcext:value-type="float">
            <text:p>37.7398</text:p>
          </table:table-cell>
          <table:table-cell table:number-columns-repeated="2"/>
          <table:table-cell table:formula="of:=COUNT([.G19:.K19])" office:value-type="float" office:value="5" calcext:value-type="float">
            <text:p>5</text:p>
          </table:table-cell>
          <table:table-cell office:value-type="float" office:value="37.251" calcext:value-type="float">
            <text:p>37.251</text:p>
          </table:table-cell>
          <table:table-cell office:value-type="float" office:value="36.234" calcext:value-type="float">
            <text:p>36.234</text:p>
          </table:table-cell>
          <table:table-cell office:value-type="float" office:value="39.766" calcext:value-type="float">
            <text:p>39.766</text:p>
          </table:table-cell>
          <table:table-cell office:value-type="float" office:value="36.937" calcext:value-type="float">
            <text:p>36.937</text:p>
          </table:table-cell>
          <table:table-cell office:value-type="float" office:value="38.511" calcext:value-type="float">
            <text:p>38.51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9.09" calcext:value-type="float">
            <text:p>39.09</text:p>
          </table:table-cell>
          <table:table-cell table:number-columns-repeated="2"/>
          <table:table-cell table:formula="of:=COUNT([.G20:.K20])" office:value-type="float" office:value="5" calcext:value-type="float">
            <text:p>5</text:p>
          </table:table-cell>
          <table:table-cell office:value-type="float" office:value="39.199" calcext:value-type="float">
            <text:p>39.199</text:p>
          </table:table-cell>
          <table:table-cell office:value-type="float" office:value="36.181" calcext:value-type="float">
            <text:p>36.181</text:p>
          </table:table-cell>
          <table:table-cell office:value-type="float" office:value="41.181" calcext:value-type="float">
            <text:p>41.181</text:p>
          </table:table-cell>
          <table:table-cell office:value-type="float" office:value="38.442" calcext:value-type="float">
            <text:p>38.442</text:p>
          </table:table-cell>
          <table:table-cell office:value-type="float" office:value="40.447" calcext:value-type="float">
            <text:p>40.44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15" calcext:value-type="float">
            <text:p>34.15</text:p>
          </table:table-cell>
          <table:table-cell table:number-columns-repeated="2"/>
          <table:table-cell table:formula="of:=COUNT([.G21:.K21])" office:value-type="float" office:value="5" calcext:value-type="float">
            <text:p>5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  <table:table-cell office:value-type="float" office:value="34.493" calcext:value-type="float">
            <text:p>34.49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3704" calcext:value-type="float">
            <text:p>34.3704</text:p>
          </table:table-cell>
          <table:table-cell table:number-columns-repeated="2"/>
          <table:table-cell table:formula="of:=COUNT([.G22:.K22])" office:value-type="float" office:value="5" calcext:value-type="float">
            <text:p>5</text:p>
          </table:table-cell>
          <table:table-cell office:value-type="float" office:value="34.074" calcext:value-type="float">
            <text:p>34.07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402" calcext:value-type="float">
            <text:p>35.402</text:p>
          </table:table-cell>
          <table:table-cell office:value-type="float" office:value="33.333" calcext:value-type="float">
            <text:p>33.333</text:p>
          </table:table-cell>
          <table:table-cell office:value-type="float" office:value="34.773" calcext:value-type="float">
            <text:p>34.77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5804" calcext:value-type="float">
            <text:p>34.5804</text:p>
          </table:table-cell>
          <table:table-cell table:number-columns-repeated="2"/>
          <table:table-cell table:formula="of:=COUNT([.G23:.K23])" office:value-type="float" office:value="5" calcext:value-type="float">
            <text:p>5</text:p>
          </table:table-cell>
          <table:table-cell office:value-type="float" office:value="34.249" calcext:value-type="float">
            <text:p>34.249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699" calcext:value-type="float">
            <text:p>35.699</text:p>
          </table:table-cell>
          <table:table-cell office:value-type="float" office:value="33.728" calcext:value-type="float">
            <text:p>33.728</text:p>
          </table:table-cell>
          <table:table-cell office:value-type="float" office:value="34.913" calcext:value-type="float">
            <text:p>34.91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5.2304" calcext:value-type="float">
            <text:p>35.2304</text:p>
          </table:table-cell>
          <table:table-cell table:number-columns-repeated="2"/>
          <table:table-cell table:formula="of:=COUNT([.G24:.K24])" office:value-type="float" office:value="5" calcext:value-type="float">
            <text:p>5</text:p>
          </table:table-cell>
          <table:table-cell office:value-type="float" office:value="34.79" calcext:value-type="float">
            <text:p>34.79</text:p>
          </table:table-cell>
          <table:table-cell office:value-type="float" office:value="34.496" calcext:value-type="float">
            <text:p>34.496</text:p>
          </table:table-cell>
          <table:table-cell office:value-type="float" office:value="36.511" calcext:value-type="float">
            <text:p>36.511</text:p>
          </table:table-cell>
          <table:table-cell office:value-type="float" office:value="34.421" calcext:value-type="float">
            <text:p>34.421</text:p>
          </table:table-cell>
          <table:table-cell office:value-type="float" office:value="35.934" calcext:value-type="float">
            <text:p>35.93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8.6876" calcext:value-type="float">
            <text:p>38.6876</text:p>
          </table:table-cell>
          <table:table-cell table:number-columns-repeated="2"/>
          <table:table-cell table:formula="of:=COUNT([.G25:.K25])" office:value-type="float" office:value="5" calcext:value-type="float">
            <text:p>5</text:p>
          </table:table-cell>
          <table:table-cell office:value-type="float" office:value="38.956" calcext:value-type="float">
            <text:p>38.956</text:p>
          </table:table-cell>
          <table:table-cell office:value-type="float" office:value="34.487" calcext:value-type="float">
            <text:p>34.487</text:p>
          </table:table-cell>
          <table:table-cell office:value-type="float" office:value="40.694" calcext:value-type="float">
            <text:p>40.694</text:p>
          </table:table-cell>
          <table:table-cell office:value-type="float" office:value="38.877" calcext:value-type="float">
            <text:p>38.877</text:p>
          </table:table-cell>
          <table:table-cell office:value-type="float" office:value="40.424" calcext:value-type="float">
            <text:p>40.42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41.4848" calcext:value-type="float">
            <text:p>41.4848</text:p>
          </table:table-cell>
          <table:table-cell table:number-columns-repeated="2"/>
          <table:table-cell table:formula="of:=COUNT([.G26:.K26])" office:value-type="float" office:value="5" calcext:value-type="float">
            <text:p>5</text:p>
          </table:table-cell>
          <table:table-cell office:value-type="float" office:value="43.035" calcext:value-type="float">
            <text:p>43.035</text:p>
          </table:table-cell>
          <table:table-cell office:value-type="float" office:value="34.635" calcext:value-type="float">
            <text:p>34.635</text:p>
          </table:table-cell>
          <table:table-cell office:value-type="float" office:value="44.415" calcext:value-type="float">
            <text:p>44.415</text:p>
          </table:table-cell>
          <table:table-cell office:value-type="float" office:value="41.693" calcext:value-type="float">
            <text:p>41.693</text:p>
          </table:table-cell>
          <table:table-cell office:value-type="float" office:value="43.646" calcext:value-type="float">
            <text:p>43.64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7.1118" calcext:value-type="float">
            <text:p>37.1118</text:p>
          </table:table-cell>
          <table:table-cell table:number-columns-repeated="2"/>
          <table:table-cell table:formula="of:=COUNT([.G27:.K27])" office:value-type="float" office:value="5" calcext:value-type="float">
            <text:p>5</text:p>
          </table:table-cell>
          <table:table-cell office:value-type="float" office:value="37.201" calcext:value-type="float">
            <text:p>37.201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895" calcext:value-type="float">
            <text:p>38.895</text:p>
          </table:table-cell>
          <table:table-cell office:value-type="float" office:value="36.728" calcext:value-type="float">
            <text:p>36.728</text:p>
          </table:table-cell>
          <table:table-cell office:value-type="float" office:value="37.996" calcext:value-type="float">
            <text:p>37.99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5.6022" calcext:value-type="float">
            <text:p>35.6022</text:p>
          </table:table-cell>
          <table:table-cell table:number-columns-repeated="2"/>
          <table:table-cell table:formula="of:=COUNT([.G28:.K28])" office:value-type="float" office:value="5" calcext:value-type="float">
            <text:p>5</text:p>
          </table:table-cell>
          <table:table-cell office:value-type="float" office:value="35.297" calcext:value-type="float">
            <text:p>35.297</text:p>
          </table:table-cell>
          <table:table-cell office:value-type="float" office:value="35.2" calcext:value-type="float">
            <text:p>35.2</text:p>
          </table:table-cell>
          <table:table-cell office:value-type="float" office:value="36.878" calcext:value-type="float">
            <text:p>36.878</text:p>
          </table:table-cell>
          <table:table-cell office:value-type="float" office:value="34.544" calcext:value-type="float">
            <text:p>34.544</text:p>
          </table:table-cell>
          <table:table-cell office:value-type="float" office:value="36.092" calcext:value-type="float">
            <text:p>36.09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7.0688" calcext:value-type="float">
            <text:p>37.0688</text:p>
          </table:table-cell>
          <table:table-cell table:number-columns-repeated="2"/>
          <table:table-cell table:formula="of:=COUNT([.G29:.K29])" office:value-type="float" office:value="5" calcext:value-type="float">
            <text:p>5</text:p>
          </table:table-cell>
          <table:table-cell office:value-type="float" office:value="37.14" calcext:value-type="float">
            <text:p>37.14</text:p>
          </table:table-cell>
          <table:table-cell office:value-type="float" office:value="35.487" calcext:value-type="float">
            <text:p>35.487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184" calcext:value-type="float">
            <text:p>36.184</text:p>
          </table:table-cell>
          <table:table-cell office:value-type="float" office:value="37.83" calcext:value-type="float">
            <text:p>37.8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8.3598" calcext:value-type="float">
            <text:p>38.3598</text:p>
          </table:table-cell>
          <table:table-cell table:number-columns-repeated="2"/>
          <table:table-cell table:formula="of:=COUNT([.G30:.K30])" office:value-type="float" office:value="5" calcext:value-type="float">
            <text:p>5</text:p>
          </table:table-cell>
          <table:table-cell office:value-type="float" office:value="38.38" calcext:value-type="float">
            <text:p>38.38</text:p>
          </table:table-cell>
          <table:table-cell office:value-type="float" office:value="35.391" calcext:value-type="float">
            <text:p>35.391</text:p>
          </table:table-cell>
          <table:table-cell office:value-type="float" office:value="40.223" calcext:value-type="float">
            <text:p>40.223</text:p>
          </table:table-cell>
          <table:table-cell office:value-type="float" office:value="38.202" calcext:value-type="float">
            <text:p>38.202</text:p>
          </table:table-cell>
          <table:table-cell office:value-type="float" office:value="39.603" calcext:value-type="float">
            <text:p>39.60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7.0152" calcext:value-type="float">
            <text:p>37.0152</text:p>
          </table:table-cell>
          <table:table-cell table:number-columns-repeated="2"/>
          <table:table-cell table:formula="of:=COUNT([.G31:.K31])" office:value-type="float" office:value="5" calcext:value-type="float">
            <text:p>5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  <table:table-cell office:value-type="float" office:value="35.543" calcext:value-type="float">
            <text:p>35.54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7.2124" calcext:value-type="float">
            <text:p>37.2124</text:p>
          </table:table-cell>
          <table:table-cell table:number-columns-repeated="2"/>
          <table:table-cell table:formula="of:=COUNT([.G32:.K32])" office:value-type="float" office:value="5" calcext:value-type="float">
            <text:p>5</text:p>
          </table:table-cell>
          <table:table-cell office:value-type="float" office:value="35.318" calcext:value-type="float">
            <text:p>35.3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4.034" calcext:value-type="float">
            <text:p>44.034</text:p>
          </table:table-cell>
          <table:table-cell office:value-type="float" office:value="35.124" calcext:value-type="float">
            <text:p>35.124</text:p>
          </table:table-cell>
          <table:table-cell office:value-type="float" office:value="35.797" calcext:value-type="float">
            <text:p>35.79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7.77" calcext:value-type="float">
            <text:p>37.77</text:p>
          </table:table-cell>
          <table:table-cell table:number-columns-repeated="2"/>
          <table:table-cell table:formula="of:=COUNT([.G33:.K33])" office:value-type="float" office:value="5" calcext:value-type="float">
            <text:p>5</text:p>
          </table:table-cell>
          <table:table-cell office:value-type="float" office:value="35.595" calcext:value-type="float">
            <text:p>35.595</text:p>
          </table:table-cell>
          <table:table-cell office:value-type="float" office:value="35.83" calcext:value-type="float">
            <text:p>35.83</text:p>
          </table:table-cell>
          <table:table-cell office:value-type="float" office:value="44.028" calcext:value-type="float">
            <text:p>44.028</text:p>
          </table:table-cell>
          <table:table-cell office:value-type="float" office:value="35.455" calcext:value-type="float">
            <text:p>35.455</text:p>
          </table:table-cell>
          <table:table-cell office:value-type="float" office:value="37.942" calcext:value-type="float">
            <text:p>37.94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8.3642" calcext:value-type="float">
            <text:p>38.3642</text:p>
          </table:table-cell>
          <table:table-cell table:number-columns-repeated="2"/>
          <table:table-cell table:formula="of:=COUNT([.G34:.K34])" office:value-type="float" office:value="5" calcext:value-type="float">
            <text:p>5</text:p>
          </table:table-cell>
          <table:table-cell office:value-type="float" office:value="36.19" calcext:value-type="float">
            <text:p>36.19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738" calcext:value-type="float">
            <text:p>44.738</text:p>
          </table:table-cell>
          <table:table-cell office:value-type="float" office:value="36.179" calcext:value-type="float">
            <text:p>36.179</text:p>
          </table:table-cell>
          <table:table-cell office:value-type="float" office:value="38.801" calcext:value-type="float">
            <text:p>38.80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41.0952" calcext:value-type="float">
            <text:p>41.0952</text:p>
          </table:table-cell>
          <table:table-cell table:number-columns-repeated="2"/>
          <table:table-cell table:formula="of:=COUNT([.G35:.K35])" office:value-type="float" office:value="5" calcext:value-type="float">
            <text:p>5</text:p>
          </table:table-cell>
          <table:table-cell office:value-type="float" office:value="40.003" calcext:value-type="float">
            <text:p>40.00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7.457" calcext:value-type="float">
            <text:p>47.457</text:p>
          </table:table-cell>
          <table:table-cell office:value-type="float" office:value="40.421" calcext:value-type="float">
            <text:p>40.421</text:p>
          </table:table-cell>
          <table:table-cell office:value-type="float" office:value="41.619" calcext:value-type="float">
            <text:p>41.61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44.1666" calcext:value-type="float">
            <text:p>44.1666</text:p>
          </table:table-cell>
          <table:table-cell table:number-columns-repeated="2"/>
          <table:table-cell table:formula="of:=COUNT([.G36:.K36])" office:value-type="float" office:value="5" calcext:value-type="float">
            <text:p>5</text:p>
          </table:table-cell>
          <table:table-cell office:value-type="float" office:value="43.734" calcext:value-type="float">
            <text:p>43.734</text:p>
          </table:table-cell>
          <table:table-cell office:value-type="float" office:value="36.114" calcext:value-type="float">
            <text:p>36.114</text:p>
          </table:table-cell>
          <table:table-cell office:value-type="float" office:value="51.848" calcext:value-type="float">
            <text:p>51.848</text:p>
          </table:table-cell>
          <table:table-cell office:value-type="float" office:value="43.828" calcext:value-type="float">
            <text:p>43.828</text:p>
          </table:table-cell>
          <table:table-cell office:value-type="float" office:value="45.309" calcext:value-type="float">
            <text:p>45.30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9.4874" calcext:value-type="float">
            <text:p>39.4874</text:p>
          </table:table-cell>
          <table:table-cell table:number-columns-repeated="2"/>
          <table:table-cell table:formula="of:=COUNT([.G37:.K37])" office:value-type="float" office:value="5" calcext:value-type="float">
            <text:p>5</text:p>
          </table:table-cell>
          <table:table-cell office:value-type="float" office:value="38.128" calcext:value-type="float">
            <text:p>38.12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5.706" calcext:value-type="float">
            <text:p>45.706</text:p>
          </table:table-cell>
          <table:table-cell office:value-type="float" office:value="38.248" calcext:value-type="float">
            <text:p>38.248</text:p>
          </table:table-cell>
          <table:table-cell office:value-type="float" office:value="39.179" calcext:value-type="float">
            <text:p>39.17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8.4624" calcext:value-type="float">
            <text:p>38.4624</text:p>
          </table:table-cell>
          <table:table-cell table:number-columns-repeated="2"/>
          <table:table-cell table:formula="of:=COUNT([.G38:.K38])" office:value-type="float" office:value="5" calcext:value-type="float">
            <text:p>5</text:p>
          </table:table-cell>
          <table:table-cell office:value-type="float" office:value="36.522" calcext:value-type="float">
            <text:p>36.522</text:p>
          </table:table-cell>
          <table:table-cell office:value-type="float" office:value="36.619" calcext:value-type="float">
            <text:p>36.619</text:p>
          </table:table-cell>
          <table:table-cell office:value-type="float" office:value="45.255" calcext:value-type="float">
            <text:p>45.255</text:p>
          </table:table-cell>
          <table:table-cell office:value-type="float" office:value="36.517" calcext:value-type="float">
            <text:p>36.517</text:p>
          </table:table-cell>
          <table:table-cell office:value-type="float" office:value="37.399" calcext:value-type="float">
            <text:p>37.39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9.428" calcext:value-type="float">
            <text:p>39.428</text:p>
          </table:table-cell>
          <table:table-cell table:number-columns-repeated="2"/>
          <table:table-cell table:formula="of:=COUNT([.G39:.K39])" office:value-type="float" office:value="5" calcext:value-type="float">
            <text:p>5</text:p>
          </table:table-cell>
          <table:table-cell office:value-type="float" office:value="37.92" calcext:value-type="float">
            <text:p>37.92</text:p>
          </table:table-cell>
          <table:table-cell office:value-type="float" office:value="36.917" calcext:value-type="float">
            <text:p>36.917</text:p>
          </table:table-cell>
          <table:table-cell office:value-type="float" office:value="45.172" calcext:value-type="float">
            <text:p>45.172</text:p>
          </table:table-cell>
          <table:table-cell office:value-type="float" office:value="38.097" calcext:value-type="float">
            <text:p>38.097</text:p>
          </table:table-cell>
          <table:table-cell office:value-type="float" office:value="39.034" calcext:value-type="float">
            <text:p>39.03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1.3778" calcext:value-type="float">
            <text:p>41.3778</text:p>
          </table:table-cell>
          <table:table-cell table:number-columns-repeated="2"/>
          <table:table-cell table:formula="of:=COUNT([.G40:.K40])" office:value-type="float" office:value="5" calcext:value-type="float">
            <text:p>5</text:p>
          </table:table-cell>
          <table:table-cell office:value-type="float" office:value="40.01" calcext:value-type="float">
            <text:p>40.01</text:p>
          </table:table-cell>
          <table:table-cell office:value-type="float" office:value="36.952" calcext:value-type="float">
            <text:p>36.952</text:p>
          </table:table-cell>
          <table:table-cell office:value-type="float" office:value="47.738" calcext:value-type="float">
            <text:p>47.738</text:p>
          </table:table-cell>
          <table:table-cell office:value-type="float" office:value="39.821" calcext:value-type="float">
            <text:p>39.821</text:p>
          </table:table-cell>
          <table:table-cell office:value-type="float" office:value="42.368" calcext:value-type="float">
            <text:p>42.36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6698" calcext:value-type="float">
            <text:p>36.6698</text:p>
          </table:table-cell>
          <table:table-cell table:number-columns-repeated="2"/>
          <table:table-cell table:formula="of:=COUNT([.G41:.K41])" office:value-type="float" office:value="5" calcext:value-type="float">
            <text:p>5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  <table:table-cell office:value-type="float" office:value="37.836" calcext:value-type="float">
            <text:p>37.83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9232" calcext:value-type="float">
            <text:p>36.9232</text:p>
          </table:table-cell>
          <table:table-cell table:number-columns-repeated="2"/>
          <table:table-cell table:formula="of:=COUNT([.G42:.K42])" office:value-type="float" office:value="5" calcext:value-type="float">
            <text:p>5</text:p>
          </table:table-cell>
          <table:table-cell office:value-type="float" office:value="35.272" calcext:value-type="float">
            <text:p>35.27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201" calcext:value-type="float">
            <text:p>40.201</text:p>
          </table:table-cell>
          <table:table-cell office:value-type="float" office:value="36.373" calcext:value-type="float">
            <text:p>36.373</text:p>
          </table:table-cell>
          <table:table-cell office:value-type="float" office:value="38.243" calcext:value-type="float">
            <text:p>38.24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9614" calcext:value-type="float">
            <text:p>36.9614</text:p>
          </table:table-cell>
          <table:table-cell table:number-columns-repeated="2"/>
          <table:table-cell table:formula="of:=COUNT([.G43:.K43])" office:value-type="float" office:value="5" calcext:value-type="float">
            <text:p>5</text:p>
          </table:table-cell>
          <table:table-cell office:value-type="float" office:value="35.465" calcext:value-type="float">
            <text:p>35.465</text:p>
          </table:table-cell>
          <table:table-cell office:value-type="float" office:value="34.572" calcext:value-type="float">
            <text:p>34.572</text:p>
          </table:table-cell>
          <table:table-cell office:value-type="float" office:value="40.547" calcext:value-type="float">
            <text:p>40.547</text:p>
          </table:table-cell>
          <table:table-cell office:value-type="float" office:value="36.731" calcext:value-type="float">
            <text:p>36.731</text:p>
          </table:table-cell>
          <table:table-cell office:value-type="float" office:value="37.492" calcext:value-type="float">
            <text:p>37.49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7.8664" calcext:value-type="float">
            <text:p>37.8664</text:p>
          </table:table-cell>
          <table:table-cell table:number-columns-repeated="2"/>
          <table:table-cell table:formula="of:=COUNT([.G44:.K44])" office:value-type="float" office:value="5" calcext:value-type="float">
            <text:p>5</text:p>
          </table:table-cell>
          <table:table-cell office:value-type="float" office:value="36.399" calcext:value-type="float">
            <text:p>36.399</text:p>
          </table:table-cell>
          <table:table-cell office:value-type="float" office:value="34.656" calcext:value-type="float">
            <text:p>34.656</text:p>
          </table:table-cell>
          <table:table-cell office:value-type="float" office:value="41.266" calcext:value-type="float">
            <text:p>41.266</text:p>
          </table:table-cell>
          <table:table-cell office:value-type="float" office:value="37.695" calcext:value-type="float">
            <text:p>37.695</text:p>
          </table:table-cell>
          <table:table-cell office:value-type="float" office:value="39.316" calcext:value-type="float">
            <text:p>39.31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42.1764" calcext:value-type="float">
            <text:p>42.1764</text:p>
          </table:table-cell>
          <table:table-cell table:number-columns-repeated="2"/>
          <table:table-cell table:formula="of:=COUNT([.G45:.K45])" office:value-type="float" office:value="5" calcext:value-type="float">
            <text:p>5</text:p>
          </table:table-cell>
          <table:table-cell office:value-type="float" office:value="40.343" calcext:value-type="float">
            <text:p>40.343</text:p>
          </table:table-cell>
          <table:table-cell office:value-type="float" office:value="34.73" calcext:value-type="float">
            <text:p>34.73</text:p>
          </table:table-cell>
          <table:table-cell office:value-type="float" office:value="50.623" calcext:value-type="float">
            <text:p>50.623</text:p>
          </table:table-cell>
          <table:table-cell office:value-type="float" office:value="42.322" calcext:value-type="float">
            <text:p>42.322</text:p>
          </table:table-cell>
          <table:table-cell office:value-type="float" office:value="42.864" calcext:value-type="float">
            <text:p>42.864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43.7052" calcext:value-type="float">
            <text:p>43.7052</text:p>
          </table:table-cell>
          <table:table-cell table:number-columns-repeated="2"/>
          <table:table-cell table:formula="of:=COUNT([.G46:.K46])" office:value-type="float" office:value="5" calcext:value-type="float">
            <text:p>5</text:p>
          </table:table-cell>
          <table:table-cell office:value-type="float" office:value="43.929" calcext:value-type="float">
            <text:p>43.929</text:p>
          </table:table-cell>
          <table:table-cell office:value-type="float" office:value="34.882" calcext:value-type="float">
            <text:p>34.882</text:p>
          </table:table-cell>
          <table:table-cell office:value-type="float" office:value="48.492" calcext:value-type="float">
            <text:p>48.492</text:p>
          </table:table-cell>
          <table:table-cell office:value-type="float" office:value="45.398" calcext:value-type="float">
            <text:p>45.398</text:p>
          </table:table-cell>
          <table:table-cell office:value-type="float" office:value="45.825" calcext:value-type="float">
            <text:p>45.82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9.59" calcext:value-type="float">
            <text:p>39.59</text:p>
          </table:table-cell>
          <table:table-cell table:number-columns-repeated="2"/>
          <table:table-cell table:formula="of:=COUNT([.G47:.K47])" office:value-type="float" office:value="5" calcext:value-type="float">
            <text:p>5</text:p>
          </table:table-cell>
          <table:table-cell office:value-type="float" office:value="38.649" calcext:value-type="float">
            <text:p>38.649</text:p>
          </table:table-cell>
          <table:table-cell office:value-type="float" office:value="34.932" calcext:value-type="float">
            <text:p>34.932</text:p>
          </table:table-cell>
          <table:table-cell office:value-type="float" office:value="44.651" calcext:value-type="float">
            <text:p>44.651</text:p>
          </table:table-cell>
          <table:table-cell office:value-type="float" office:value="39.611" calcext:value-type="float">
            <text:p>39.611</text:p>
          </table:table-cell>
          <table:table-cell office:value-type="float" office:value="40.107" calcext:value-type="float">
            <text:p>40.10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8.0902" calcext:value-type="float">
            <text:p>38.0902</text:p>
          </table:table-cell>
          <table:table-cell table:number-columns-repeated="2"/>
          <table:table-cell table:formula="of:=COUNT([.G48:.K48])" office:value-type="float" office:value="5" calcext:value-type="float">
            <text:p>5</text:p>
          </table:table-cell>
          <table:table-cell office:value-type="float" office:value="36.479" calcext:value-type="float">
            <text:p>36.479</text:p>
          </table:table-cell>
          <table:table-cell office:value-type="float" office:value="35.287" calcext:value-type="float">
            <text:p>35.287</text:p>
          </table:table-cell>
          <table:table-cell office:value-type="float" office:value="42.386" calcext:value-type="float">
            <text:p>42.386</text:p>
          </table:table-cell>
          <table:table-cell office:value-type="float" office:value="37.734" calcext:value-type="float">
            <text:p>37.734</text:p>
          </table:table-cell>
          <table:table-cell office:value-type="float" office:value="38.565" calcext:value-type="float">
            <text:p>38.56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9.3268" calcext:value-type="float">
            <text:p>39.3268</text:p>
          </table:table-cell>
          <table:table-cell table:number-columns-repeated="2"/>
          <table:table-cell table:formula="of:=COUNT([.G49:.K49])" office:value-type="float" office:value="5" calcext:value-type="float">
            <text:p>5</text:p>
          </table:table-cell>
          <table:table-cell office:value-type="float" office:value="37.844" calcext:value-type="float">
            <text:p>37.844</text:p>
          </table:table-cell>
          <table:table-cell office:value-type="float" office:value="35.485" calcext:value-type="float">
            <text:p>35.485</text:p>
          </table:table-cell>
          <table:table-cell office:value-type="float" office:value="43.237" calcext:value-type="float">
            <text:p>43.237</text:p>
          </table:table-cell>
          <table:table-cell office:value-type="float" office:value="39.599" calcext:value-type="float">
            <text:p>39.599</text:p>
          </table:table-cell>
          <table:table-cell office:value-type="float" office:value="40.469" calcext:value-type="float">
            <text:p>40.46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40.7508" calcext:value-type="float">
            <text:p>40.7508</text:p>
          </table:table-cell>
          <table:table-cell table:number-columns-repeated="2"/>
          <table:table-cell table:formula="of:=COUNT([.G50:.K50])" office:value-type="float" office:value="5" calcext:value-type="float">
            <text:p>5</text:p>
          </table:table-cell>
          <table:table-cell office:value-type="float" office:value="40.11" calcext:value-type="float">
            <text:p>40.11</text:p>
          </table:table-cell>
          <table:table-cell office:value-type="float" office:value="35.608" calcext:value-type="float">
            <text:p>35.608</text:p>
          </table:table-cell>
          <table:table-cell office:value-type="float" office:value="44.609" calcext:value-type="float">
            <text:p>44.609</text:p>
          </table:table-cell>
          <table:table-cell office:value-type="float" office:value="41.252" calcext:value-type="float">
            <text:p>41.252</text:p>
          </table:table-cell>
          <table:table-cell office:value-type="float" office:value="42.175" calcext:value-type="float">
            <text:p>42.17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5.739" calcext:value-type="float">
            <text:p>35.739</text:p>
          </table:table-cell>
          <table:table-cell table:number-columns-repeated="2"/>
          <table:table-cell table:formula="of:=COUNT([.G51:.K51])" office:value-type="float" office:value="5" calcext:value-type="float">
            <text:p>5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6.0166" calcext:value-type="float">
            <text:p>36.0166</text:p>
          </table:table-cell>
          <table:table-cell table:number-columns-repeated="2"/>
          <table:table-cell table:formula="of:=COUNT([.G52:.K52])" office:value-type="float" office:value="5" calcext:value-type="float">
            <text:p>5</text:p>
          </table:table-cell>
          <table:table-cell office:value-type="float" office:value="33.67" calcext:value-type="float">
            <text:p>33.67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322" calcext:value-type="float">
            <text:p>37.322</text:p>
          </table:table-cell>
          <table:table-cell office:value-type="float" office:value="38.16" calcext:value-type="float">
            <text:p>38.16</text:p>
          </table:table-cell>
          <table:table-cell office:value-type="float" office:value="36.383" calcext:value-type="float">
            <text:p>36.38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6.3192" calcext:value-type="float">
            <text:p>36.3192</text:p>
          </table:table-cell>
          <table:table-cell table:number-columns-repeated="2"/>
          <table:table-cell table:formula="of:=COUNT([.G53:.K53])" office:value-type="float" office:value="5" calcext:value-type="float">
            <text:p>5</text:p>
          </table:table-cell>
          <table:table-cell office:value-type="float" office:value="33.915" calcext:value-type="float">
            <text:p>33.91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667" calcext:value-type="float">
            <text:p>37.667</text:p>
          </table:table-cell>
          <table:table-cell office:value-type="float" office:value="38.449" calcext:value-type="float">
            <text:p>38.449</text:p>
          </table:table-cell>
          <table:table-cell office:value-type="float" office:value="36.943" calcext:value-type="float">
            <text:p>36.94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6.962" calcext:value-type="float">
            <text:p>36.962</text:p>
          </table:table-cell>
          <table:table-cell table:number-columns-repeated="2"/>
          <table:table-cell table:formula="of:=COUNT([.G54:.K54])" office:value-type="float" office:value="5" calcext:value-type="float">
            <text:p>5</text:p>
          </table:table-cell>
          <table:table-cell office:value-type="float" office:value="34.628" calcext:value-type="float">
            <text:p>34.62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8.325" calcext:value-type="float">
            <text:p>38.325</text:p>
          </table:table-cell>
          <table:table-cell office:value-type="float" office:value="39.359" calcext:value-type="float">
            <text:p>39.359</text:p>
          </table:table-cell>
          <table:table-cell office:value-type="float" office:value="37.802" calcext:value-type="float">
            <text:p>37.80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40.7494" calcext:value-type="float">
            <text:p>40.7494</text:p>
          </table:table-cell>
          <table:table-cell table:number-columns-repeated="2"/>
          <table:table-cell table:formula="of:=COUNT([.G55:.K55])" office:value-type="float" office:value="5" calcext:value-type="float">
            <text:p>5</text:p>
          </table:table-cell>
          <table:table-cell office:value-type="float" office:value="39.109" calcext:value-type="float">
            <text:p>39.109</text:p>
          </table:table-cell>
          <table:table-cell office:value-type="float" office:value="34.8" calcext:value-type="float">
            <text:p>34.8</text:p>
          </table:table-cell>
          <table:table-cell office:value-type="float" office:value="42.259" calcext:value-type="float">
            <text:p>42.259</text:p>
          </table:table-cell>
          <table:table-cell office:value-type="float" office:value="44.961" calcext:value-type="float">
            <text:p>44.961</text:p>
          </table:table-cell>
          <table:table-cell office:value-type="float" office:value="42.618" calcext:value-type="float">
            <text:p>42.61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43.9666" calcext:value-type="float">
            <text:p>43.9666</text:p>
          </table:table-cell>
          <table:table-cell table:number-columns-repeated="2"/>
          <table:table-cell table:formula="of:=COUNT([.G56:.K56])" office:value-type="float" office:value="5" calcext:value-type="float">
            <text:p>5</text:p>
          </table:table-cell>
          <table:table-cell office:value-type="float" office:value="43.766" calcext:value-type="float">
            <text:p>43.766</text:p>
          </table:table-cell>
          <table:table-cell office:value-type="float" office:value="34.883" calcext:value-type="float">
            <text:p>34.883</text:p>
          </table:table-cell>
          <table:table-cell office:value-type="float" office:value="46.813" calcext:value-type="float">
            <text:p>46.813</text:p>
          </table:table-cell>
          <table:table-cell office:value-type="float" office:value="48.307" calcext:value-type="float">
            <text:p>48.307</text:p>
          </table:table-cell>
          <table:table-cell office:value-type="float" office:value="46.064" calcext:value-type="float">
            <text:p>46.06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9.2122" calcext:value-type="float">
            <text:p>39.2122</text:p>
          </table:table-cell>
          <table:table-cell table:number-columns-repeated="2"/>
          <table:table-cell table:formula="of:=COUNT([.G57:.K57])" office:value-type="float" office:value="5" calcext:value-type="float">
            <text:p>5</text:p>
          </table:table-cell>
          <table:table-cell office:value-type="float" office:value="36.593" calcext:value-type="float">
            <text:p>36.593</text:p>
          </table:table-cell>
          <table:table-cell office:value-type="float" office:value="35" calcext:value-type="float">
            <text:p>35</text:p>
          </table:table-cell>
          <table:table-cell office:value-type="float" office:value="41.706" calcext:value-type="float">
            <text:p>41.706</text:p>
          </table:table-cell>
          <table:table-cell office:value-type="float" office:value="42.307" calcext:value-type="float">
            <text:p>42.307</text:p>
          </table:table-cell>
          <table:table-cell office:value-type="float" office:value="40.455" calcext:value-type="float">
            <text:p>40.45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7.398" calcext:value-type="float">
            <text:p>37.398</text:p>
          </table:table-cell>
          <table:table-cell table:number-columns-repeated="2"/>
          <table:table-cell table:formula="of:=COUNT([.G58:.K58])" office:value-type="float" office:value="5" calcext:value-type="float">
            <text:p>5</text:p>
          </table:table-cell>
          <table:table-cell office:value-type="float" office:value="34.79" calcext:value-type="float">
            <text:p>34.79</text:p>
          </table:table-cell>
          <table:table-cell office:value-type="float" office:value="35.383" calcext:value-type="float">
            <text:p>35.383</text:p>
          </table:table-cell>
          <table:table-cell office:value-type="float" office:value="38.856" calcext:value-type="float">
            <text:p>38.856</text:p>
          </table:table-cell>
          <table:table-cell office:value-type="float" office:value="39.661" calcext:value-type="float">
            <text:p>39.661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8.9226" calcext:value-type="float">
            <text:p>38.9226</text:p>
          </table:table-cell>
          <table:table-cell table:number-columns-repeated="2"/>
          <table:table-cell table:formula="of:=COUNT([.G59:.K59])" office:value-type="float" office:value="5" calcext:value-type="float">
            <text:p>5</text:p>
          </table:table-cell>
          <table:table-cell office:value-type="float" office:value="36.492" calcext:value-type="float">
            <text:p>36.49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0.333" calcext:value-type="float">
            <text:p>40.333</text:p>
          </table:table-cell>
          <table:table-cell office:value-type="float" office:value="42.068" calcext:value-type="float">
            <text:p>42.068</text:p>
          </table:table-cell>
          <table:table-cell office:value-type="float" office:value="40.198" calcext:value-type="float">
            <text:p>40.19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40.656" calcext:value-type="float">
            <text:p>40.656</text:p>
          </table:table-cell>
          <table:table-cell table:number-columns-repeated="2"/>
          <table:table-cell table:formula="of:=COUNT([.G60:.K60])" office:value-type="float" office:value="5" calcext:value-type="float">
            <text:p>5</text:p>
          </table:table-cell>
          <table:table-cell office:value-type="float" office:value="38.453" calcext:value-type="float">
            <text:p>38.45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2.691" calcext:value-type="float">
            <text:p>42.691</text:p>
          </table:table-cell>
          <table:table-cell office:value-type="float" office:value="44.521" calcext:value-type="float">
            <text:p>44.521</text:p>
          </table:table-cell>
          <table:table-cell office:value-type="float" office:value="41.841" calcext:value-type="float">
            <text:p>41.84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7.89" calcext:value-type="float">
            <text:p>37.89</text:p>
          </table:table-cell>
          <table:table-cell table:number-columns-repeated="2"/>
          <table:table-cell table:formula="of:=COUNT([.G61:.K61])" office:value-type="float" office:value="5" calcext:value-type="float">
            <text:p>5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8.199" calcext:value-type="float">
            <text:p>38.199</text:p>
          </table:table-cell>
          <table:table-cell table:number-columns-repeated="2"/>
          <table:table-cell table:formula="of:=COUNT([.G62:.K62])" office:value-type="float" office:value="5" calcext:value-type="float">
            <text:p>5</text:p>
          </table:table-cell>
          <table:table-cell office:value-type="float" office:value="36.125" calcext:value-type="float">
            <text:p>36.12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574" calcext:value-type="float">
            <text:p>38.574</text:p>
          </table:table-cell>
          <table:table-cell office:value-type="float" office:value="40.8" calcext:value-type="float">
            <text:p>40.8</text:p>
          </table:table-cell>
          <table:table-cell office:value-type="float" office:value="39.455" calcext:value-type="float">
            <text:p>39.45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8.3962" calcext:value-type="float">
            <text:p>38.3962</text:p>
          </table:table-cell>
          <table:table-cell table:number-columns-repeated="2"/>
          <table:table-cell table:formula="of:=COUNT([.G63:.K63])" office:value-type="float" office:value="5" calcext:value-type="float">
            <text:p>5</text:p>
          </table:table-cell>
          <table:table-cell office:value-type="float" office:value="36.216" calcext:value-type="float">
            <text:p>36.216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928" calcext:value-type="float">
            <text:p>38.928</text:p>
          </table:table-cell>
          <table:table-cell office:value-type="float" office:value="41.122" calcext:value-type="float">
            <text:p>41.122</text:p>
          </table:table-cell>
          <table:table-cell office:value-type="float" office:value="39.624" calcext:value-type="float">
            <text:p>39.62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9.1722" calcext:value-type="float">
            <text:p>39.1722</text:p>
          </table:table-cell>
          <table:table-cell table:number-columns-repeated="2"/>
          <table:table-cell table:formula="of:=COUNT([.G64:.K64])" office:value-type="float" office:value="5" calcext:value-type="float">
            <text:p>5</text:p>
          </table:table-cell>
          <table:table-cell office:value-type="float" office:value="37.059" calcext:value-type="float">
            <text:p>37.059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857" calcext:value-type="float">
            <text:p>39.857</text:p>
          </table:table-cell>
          <table:table-cell office:value-type="float" office:value="41.939" calcext:value-type="float">
            <text:p>41.939</text:p>
          </table:table-cell>
          <table:table-cell office:value-type="float" office:value="40.871" calcext:value-type="float">
            <text:p>40.87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43.6932" calcext:value-type="float">
            <text:p>43.6932</text:p>
          </table:table-cell>
          <table:table-cell table:number-columns-repeated="2"/>
          <table:table-cell table:formula="of:=COUNT([.G65:.K65])" office:value-type="float" office:value="5" calcext:value-type="float">
            <text:p>5</text:p>
          </table:table-cell>
          <table:table-cell office:value-type="float" office:value="41.125" calcext:value-type="float">
            <text:p>41.125</text:p>
          </table:table-cell>
          <table:table-cell office:value-type="float" office:value="36.32" calcext:value-type="float">
            <text:p>36.32</text:p>
          </table:table-cell>
          <table:table-cell office:value-type="float" office:value="45.408" calcext:value-type="float">
            <text:p>45.408</text:p>
          </table:table-cell>
          <table:table-cell office:value-type="float" office:value="48.453" calcext:value-type="float">
            <text:p>48.453</text:p>
          </table:table-cell>
          <table:table-cell office:value-type="float" office:value="47.16" calcext:value-type="float">
            <text:p>47.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46.4942" calcext:value-type="float">
            <text:p>46.4942</text:p>
          </table:table-cell>
          <table:table-cell table:number-columns-repeated="2"/>
          <table:table-cell table:formula="of:=COUNT([.G66:.K66]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6.433" calcext:value-type="float">
            <text:p>36.433</text:p>
          </table:table-cell>
          <table:table-cell office:value-type="float" office:value="48.564" calcext:value-type="float">
            <text:p>48.564</text:p>
          </table:table-cell>
          <table:table-cell office:value-type="float" office:value="52.023" calcext:value-type="float">
            <text:p>52.023</text:p>
          </table:table-cell>
          <table:table-cell office:value-type="float" office:value="50.451" calcext:value-type="float">
            <text:p>50.45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41.5982" calcext:value-type="float">
            <text:p>41.5982</text:p>
          </table:table-cell>
          <table:table-cell table:number-columns-repeated="2"/>
          <table:table-cell table:formula="of:=COUNT([.G67:.K67])" office:value-type="float" office:value="5" calcext:value-type="float">
            <text:p>5</text:p>
          </table:table-cell>
          <table:table-cell office:value-type="float" office:value="40.659" calcext:value-type="float">
            <text:p>40.659</text:p>
          </table:table-cell>
          <table:table-cell office:value-type="float" office:value="36.527" calcext:value-type="float">
            <text:p>36.527</text:p>
          </table:table-cell>
          <table:table-cell office:value-type="float" office:value="41.843" calcext:value-type="float">
            <text:p>41.843</text:p>
          </table:table-cell>
          <table:table-cell office:value-type="float" office:value="44.106" calcext:value-type="float">
            <text:p>44.106</text:p>
          </table:table-cell>
          <table:table-cell office:value-type="float" office:value="44.856" calcext:value-type="float">
            <text:p>44.85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9.7148" calcext:value-type="float">
            <text:p>39.7148</text:p>
          </table:table-cell>
          <table:table-cell table:number-columns-repeated="2"/>
          <table:table-cell table:formula="of:=COUNT([.G68:.K68])" office:value-type="float" office:value="5" calcext:value-type="float">
            <text:p>5</text:p>
          </table:table-cell>
          <table:table-cell office:value-type="float" office:value="37.238" calcext:value-type="float">
            <text:p>37.238</text:p>
          </table:table-cell>
          <table:table-cell office:value-type="float" office:value="36.853" calcext:value-type="float">
            <text:p>36.853</text:p>
          </table:table-cell>
          <table:table-cell office:value-type="float" office:value="39.605" calcext:value-type="float">
            <text:p>39.605</text:p>
          </table:table-cell>
          <table:table-cell office:value-type="float" office:value="42.437" calcext:value-type="float">
            <text:p>42.437</text:p>
          </table:table-cell>
          <table:table-cell office:value-type="float" office:value="42.441" calcext:value-type="float">
            <text:p>42.44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41.2282" calcext:value-type="float">
            <text:p>41.2282</text:p>
          </table:table-cell>
          <table:table-cell table:number-columns-repeated="2"/>
          <table:table-cell table:formula="of:=COUNT([.G69:.K69])" office:value-type="float" office:value="5" calcext:value-type="float">
            <text:p>5</text:p>
          </table:table-cell>
          <table:table-cell office:value-type="float" office:value="39.144" calcext:value-type="float">
            <text:p>39.144</text:p>
          </table:table-cell>
          <table:table-cell office:value-type="float" office:value="37.006" calcext:value-type="float">
            <text:p>37.006</text:p>
          </table:table-cell>
          <table:table-cell office:value-type="float" office:value="42.323" calcext:value-type="float">
            <text:p>42.323</text:p>
          </table:table-cell>
          <table:table-cell office:value-type="float" office:value="44.844" calcext:value-type="float">
            <text:p>44.844</text:p>
          </table:table-cell>
          <table:table-cell office:value-type="float" office:value="42.824" calcext:value-type="float">
            <text:p>42.82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43.5278" calcext:value-type="float">
            <text:p>43.5278</text:p>
          </table:table-cell>
          <table:table-cell table:number-columns-repeated="2"/>
          <table:table-cell table:formula="of:=COUNT([.G70:.K70])" office:value-type="float" office:value="5" calcext:value-type="float">
            <text:p>5</text:p>
          </table:table-cell>
          <table:table-cell office:value-type="float" office:value="41.419" calcext:value-type="float">
            <text:p>41.419</text:p>
          </table:table-cell>
          <table:table-cell office:value-type="float" office:value="37.273" calcext:value-type="float">
            <text:p>37.273</text:p>
          </table:table-cell>
          <table:table-cell office:value-type="float" office:value="45.529" calcext:value-type="float">
            <text:p>45.529</text:p>
          </table:table-cell>
          <table:table-cell office:value-type="float" office:value="47.423" calcext:value-type="float">
            <text:p>47.423</text:p>
          </table:table-cell>
          <table:table-cell office:value-type="float" office:value="45.995" calcext:value-type="float">
            <text:p>45.99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40.1964" calcext:value-type="float">
            <text:p>40.1964</text:p>
          </table:table-cell>
          <table:table-cell table:number-columns-repeated="2"/>
          <table:table-cell table:formula="of:=COUNT([.G71:.K71])" office:value-type="float" office:value="5" calcext:value-type="float">
            <text:p>5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  <table:table-cell office:value-type="float" office:value="42.792" calcext:value-type="float">
            <text:p>42.79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40.4156" calcext:value-type="float">
            <text:p>40.4156</text:p>
          </table:table-cell>
          <table:table-cell table:number-columns-repeated="2"/>
          <table:table-cell table:formula="of:=COUNT([.G72:.K72])" office:value-type="float" office:value="5" calcext:value-type="float">
            <text:p>5</text:p>
          </table:table-cell>
          <table:table-cell office:value-type="float" office:value="39.462" calcext:value-type="float">
            <text:p>39.462</text:p>
          </table:table-cell>
          <table:table-cell office:value-type="float" office:value="37.465" calcext:value-type="float">
            <text:p>37.465</text:p>
          </table:table-cell>
          <table:table-cell office:value-type="float" office:value="39.05" calcext:value-type="float">
            <text:p>39.05</text:p>
          </table:table-cell>
          <table:table-cell office:value-type="float" office:value="44.174" calcext:value-type="float">
            <text:p>44.174</text:p>
          </table:table-cell>
          <table:table-cell office:value-type="float" office:value="41.927" calcext:value-type="float">
            <text:p>41.9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41.1524" calcext:value-type="float">
            <text:p>41.1524</text:p>
          </table:table-cell>
          <table:table-cell table:number-columns-repeated="2"/>
          <table:table-cell table:formula="of:=COUNT([.G73:.K73])" office:value-type="float" office:value="5" calcext:value-type="float">
            <text:p>5</text:p>
          </table:table-cell>
          <table:table-cell office:value-type="float" office:value="40.173" calcext:value-type="float">
            <text:p>40.173</text:p>
          </table:table-cell>
          <table:table-cell office:value-type="float" office:value="37.495" calcext:value-type="float">
            <text:p>37.495</text:p>
          </table:table-cell>
          <table:table-cell office:value-type="float" office:value="41.183" calcext:value-type="float">
            <text:p>41.183</text:p>
          </table:table-cell>
          <table:table-cell office:value-type="float" office:value="45.414" calcext:value-type="float">
            <text:p>45.414</text:p>
          </table:table-cell>
          <table:table-cell office:value-type="float" office:value="41.497" calcext:value-type="float">
            <text:p>41.49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40.6402" calcext:value-type="float">
            <text:p>40.6402</text:p>
          </table:table-cell>
          <table:table-cell table:number-columns-repeated="2"/>
          <table:table-cell table:formula="of:=COUNT([.G74:.K74])" office:value-type="float" office:value="5" calcext:value-type="float">
            <text:p>5</text:p>
          </table:table-cell>
          <table:table-cell office:value-type="float" office:value="40.432" calcext:value-type="float">
            <text:p>40.4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5" calcext:value-type="float">
            <text:p>39.5</text:p>
          </table:table-cell>
          <table:table-cell office:value-type="float" office:value="42.636" calcext:value-type="float">
            <text:p>42.636</text:p>
          </table:table-cell>
          <table:table-cell office:value-type="float" office:value="43.158" calcext:value-type="float">
            <text:p>43.15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44.775" calcext:value-type="float">
            <text:p>44.775</text:p>
          </table:table-cell>
          <table:table-cell table:number-columns-repeated="2"/>
          <table:table-cell table:formula="of:=COUNT([.G75:.K75])" office:value-type="float" office:value="5" calcext:value-type="float">
            <text:p>5</text:p>
          </table:table-cell>
          <table:table-cell office:value-type="float" office:value="45.158" calcext:value-type="float">
            <text:p>45.158</text:p>
          </table:table-cell>
          <table:table-cell office:value-type="float" office:value="37.51" calcext:value-type="float">
            <text:p>37.51</text:p>
          </table:table-cell>
          <table:table-cell office:value-type="float" office:value="43.798" calcext:value-type="float">
            <text:p>43.798</text:p>
          </table:table-cell>
          <table:table-cell office:value-type="float" office:value="47.588" calcext:value-type="float">
            <text:p>47.588</text:p>
          </table:table-cell>
          <table:table-cell office:value-type="float" office:value="49.821" calcext:value-type="float">
            <text:p>49.82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8.4048" calcext:value-type="float">
            <text:p>48.4048</text:p>
          </table:table-cell>
          <table:table-cell table:number-columns-repeated="2"/>
          <table:table-cell table:formula="of:=COUNT([.G76:.K76])" office:value-type="float" office:value="5" calcext:value-type="float">
            <text:p>5</text:p>
          </table:table-cell>
          <table:table-cell office:value-type="float" office:value="48.419" calcext:value-type="float">
            <text:p>48.419</text:p>
          </table:table-cell>
          <table:table-cell office:value-type="float" office:value="38.615" calcext:value-type="float">
            <text:p>38.615</text:p>
          </table:table-cell>
          <table:table-cell office:value-type="float" office:value="48.667" calcext:value-type="float">
            <text:p>48.667</text:p>
          </table:table-cell>
          <table:table-cell office:value-type="float" office:value="52.687" calcext:value-type="float">
            <text:p>52.687</text:p>
          </table:table-cell>
          <table:table-cell office:value-type="float" office:value="53.636" calcext:value-type="float">
            <text:p>53.63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3.2012" calcext:value-type="float">
            <text:p>43.2012</text:p>
          </table:table-cell>
          <table:table-cell table:number-columns-repeated="2"/>
          <table:table-cell table:formula="of:=COUNT([.G77:.K77])" office:value-type="float" office:value="5" calcext:value-type="float">
            <text:p>5</text:p>
          </table:table-cell>
          <table:table-cell office:value-type="float" office:value="43.527" calcext:value-type="float">
            <text:p>43.527</text:p>
          </table:table-cell>
          <table:table-cell office:value-type="float" office:value="37.794" calcext:value-type="float">
            <text:p>37.794</text:p>
          </table:table-cell>
          <table:table-cell office:value-type="float" office:value="41.821" calcext:value-type="float">
            <text:p>41.821</text:p>
          </table:table-cell>
          <table:table-cell office:value-type="float" office:value="45.934" calcext:value-type="float">
            <text:p>45.934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1.8156" calcext:value-type="float">
            <text:p>41.8156</text:p>
          </table:table-cell>
          <table:table-cell table:number-columns-repeated="2"/>
          <table:table-cell table:formula="of:=COUNT([.G78:.K78])" office:value-type="float" office:value="5" calcext:value-type="float">
            <text:p>5</text:p>
          </table:table-cell>
          <table:table-cell office:value-type="float" office:value="40.638" calcext:value-type="float">
            <text:p>40.638</text:p>
          </table:table-cell>
          <table:table-cell office:value-type="float" office:value="38.842" calcext:value-type="float">
            <text:p>38.842</text:p>
          </table:table-cell>
          <table:table-cell office:value-type="float" office:value="41.885" calcext:value-type="float">
            <text:p>41.885</text:p>
          </table:table-cell>
          <table:table-cell office:value-type="float" office:value="43.999" calcext:value-type="float">
            <text:p>43.999</text:p>
          </table:table-cell>
          <table:table-cell office:value-type="float" office:value="43.714" calcext:value-type="float">
            <text:p>43.71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3.3438" calcext:value-type="float">
            <text:p>43.3438</text:p>
          </table:table-cell>
          <table:table-cell table:number-columns-repeated="2"/>
          <table:table-cell table:formula="of:=COUNT([.G79:.K79])" office:value-type="float" office:value="5" calcext:value-type="float">
            <text:p>5</text:p>
          </table:table-cell>
          <table:table-cell office:value-type="float" office:value="42.665" calcext:value-type="float">
            <text:p>42.665</text:p>
          </table:table-cell>
          <table:table-cell office:value-type="float" office:value="39.954" calcext:value-type="float">
            <text:p>39.954</text:p>
          </table:table-cell>
          <table:table-cell office:value-type="float" office:value="43.542" calcext:value-type="float">
            <text:p>43.542</text:p>
          </table:table-cell>
          <table:table-cell office:value-type="float" office:value="45.974" calcext:value-type="float">
            <text:p>45.974</text:p>
          </table:table-cell>
          <table:table-cell office:value-type="float" office:value="44.584" calcext:value-type="float">
            <text:p>44.58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5.7854" calcext:value-type="float">
            <text:p>45.7854</text:p>
          </table:table-cell>
          <table:table-cell table:number-columns-repeated="2"/>
          <table:table-cell table:formula="of:=COUNT([.G80:.K80])" office:value-type="float" office:value="5" calcext:value-type="float">
            <text:p>5</text:p>
          </table:table-cell>
          <table:table-cell office:value-type="float" office:value="45.265" calcext:value-type="float">
            <text:p>45.265</text:p>
          </table:table-cell>
          <table:table-cell office:value-type="float" office:value="39.607" calcext:value-type="float">
            <text:p>39.607</text:p>
          </table:table-cell>
          <table:table-cell office:value-type="float" office:value="44.419" calcext:value-type="float">
            <text:p>44.419</text:p>
          </table:table-cell>
          <table:table-cell office:value-type="float" office:value="48.325" calcext:value-type="float">
            <text:p>48.325</text:p>
          </table:table-cell>
          <table:table-cell office:value-type="float" office:value="51.311" calcext:value-type="float">
            <text:p>51.31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2852" calcext:value-type="float">
            <text:p>40.2852</text:p>
          </table:table-cell>
          <table:table-cell table:number-columns-repeated="2"/>
          <table:table-cell table:formula="of:=COUNT([.G81:.K81])" office:value-type="float" office:value="5" calcext:value-type="float">
            <text:p>5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  <table:table-cell office:value-type="float" office:value="39.006" calcext:value-type="float">
            <text:p>39.00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0.634" calcext:value-type="float">
            <text:p>40.634</text:p>
          </table:table-cell>
          <table:table-cell table:number-columns-repeated="2"/>
          <table:table-cell table:formula="of:=COUNT([.G82:.K82])" office:value-type="float" office:value="5" calcext:value-type="float">
            <text:p>5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619" calcext:value-type="float">
            <text:p>38.619</text:p>
          </table:table-cell>
          <table:table-cell office:value-type="float" office:value="41.717" calcext:value-type="float">
            <text:p>41.717</text:p>
          </table:table-cell>
          <table:table-cell office:value-type="float" office:value="40.981" calcext:value-type="float">
            <text:p>40.98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8144" calcext:value-type="float">
            <text:p>40.8144</text:p>
          </table:table-cell>
          <table:table-cell table:number-columns-repeated="2"/>
          <table:table-cell table:formula="of:=COUNT([.G83:.K83])" office:value-type="float" office:value="5" calcext:value-type="float">
            <text:p>5</text:p>
          </table:table-cell>
          <table:table-cell office:value-type="float" office:value="40.947" calcext:value-type="float">
            <text:p>40.947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537" calcext:value-type="float">
            <text:p>39.537</text:p>
          </table:table-cell>
          <table:table-cell office:value-type="float" office:value="42.082" calcext:value-type="float">
            <text:p>42.082</text:p>
          </table:table-cell>
          <table:table-cell office:value-type="float" office:value="39.709" calcext:value-type="float">
            <text:p>39.70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2.0874" calcext:value-type="float">
            <text:p>42.0874</text:p>
          </table:table-cell>
          <table:table-cell table:number-columns-repeated="2"/>
          <table:table-cell table:formula="of:=COUNT([.G84:.K84])" office:value-type="float" office:value="5" calcext:value-type="float">
            <text:p>5</text:p>
          </table:table-cell>
          <table:table-cell office:value-type="float" office:value="42.425" calcext:value-type="float">
            <text:p>42.425</text:p>
          </table:table-cell>
          <table:table-cell office:value-type="float" office:value="42.267" calcext:value-type="float">
            <text:p>42.267</text:p>
          </table:table-cell>
          <table:table-cell office:value-type="float" office:value="40.714" calcext:value-type="float">
            <text:p>40.714</text:p>
          </table:table-cell>
          <table:table-cell office:value-type="float" office:value="43.111" calcext:value-type="float">
            <text:p>43.111</text:p>
          </table:table-cell>
          <table:table-cell office:value-type="float" office:value="41.92" calcext:value-type="float">
            <text:p>41.9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6.4092" calcext:value-type="float">
            <text:p>46.4092</text:p>
          </table:table-cell>
          <table:table-cell table:number-columns-repeated="2"/>
          <table:table-cell table:formula="of:=COUNT([.G85:.K85])" office:value-type="float" office:value="5" calcext:value-type="float">
            <text:p>5</text:p>
          </table:table-cell>
          <table:table-cell office:value-type="float" office:value="47.434" calcext:value-type="float">
            <text:p>47.434</text:p>
          </table:table-cell>
          <table:table-cell office:value-type="float" office:value="40.391" calcext:value-type="float">
            <text:p>40.391</text:p>
          </table:table-cell>
          <table:table-cell office:value-type="float" office:value="47.249" calcext:value-type="float">
            <text:p>47.249</text:p>
          </table:table-cell>
          <table:table-cell office:value-type="float" office:value="47.839" calcext:value-type="float">
            <text:p>47.839</text:p>
          </table:table-cell>
          <table:table-cell office:value-type="float" office:value="49.133" calcext:value-type="float">
            <text:p>49.13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51.3502" calcext:value-type="float">
            <text:p>51.3502</text:p>
          </table:table-cell>
          <table:table-cell table:number-columns-repeated="2"/>
          <table:table-cell table:formula="of:=COUNT([.G86:.K86])" office:value-type="float" office:value="5" calcext:value-type="float">
            <text:p>5</text:p>
          </table:table-cell>
          <table:table-cell office:value-type="float" office:value="52.234" calcext:value-type="float">
            <text:p>52.234</text:p>
          </table:table-cell>
          <table:table-cell office:value-type="float" office:value="42.518" calcext:value-type="float">
            <text:p>42.518</text:p>
          </table:table-cell>
          <table:table-cell office:value-type="float" office:value="53.316" calcext:value-type="float">
            <text:p>53.316</text:p>
          </table:table-cell>
          <table:table-cell office:value-type="float" office:value="52.987" calcext:value-type="float">
            <text:p>52.987</text:p>
          </table:table-cell>
          <table:table-cell office:value-type="float" office:value="55.696" calcext:value-type="float">
            <text:p>55.69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4.7214" calcext:value-type="float">
            <text:p>44.7214</text:p>
          </table:table-cell>
          <table:table-cell table:number-columns-repeated="2"/>
          <table:table-cell table:formula="of:=COUNT([.G87:.K87])" office:value-type="float" office:value="5" calcext:value-type="float">
            <text:p>5</text:p>
          </table:table-cell>
          <table:table-cell office:value-type="float" office:value="44.919" calcext:value-type="float">
            <text:p>44.919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197" calcext:value-type="float">
            <text:p>43.197</text:p>
          </table:table-cell>
          <table:table-cell office:value-type="float" office:value="46.838" calcext:value-type="float">
            <text:p>46.838</text:p>
          </table:table-cell>
          <table:table-cell office:value-type="float" office:value="46.949" calcext:value-type="float">
            <text:p>46.94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2.585" calcext:value-type="float">
            <text:p>42.585</text:p>
          </table:table-cell>
          <table:table-cell table:number-columns-repeated="2"/>
          <table:table-cell table:formula="of:=COUNT([.G88:.K88])" office:value-type="float" office:value="5" calcext:value-type="float">
            <text:p>5</text:p>
          </table:table-cell>
          <table:table-cell office:value-type="float" office:value="41.887" calcext:value-type="float">
            <text:p>41.887</text:p>
          </table:table-cell>
          <table:table-cell office:value-type="float" office:value="42.427" calcext:value-type="float">
            <text:p>42.427</text:p>
          </table:table-cell>
          <table:table-cell office:value-type="float" office:value="41.68" calcext:value-type="float">
            <text:p>41.68</text:p>
          </table:table-cell>
          <table:table-cell office:value-type="float" office:value="43.077" calcext:value-type="float">
            <text:p>43.077</text:p>
          </table:table-cell>
          <table:table-cell office:value-type="float" office:value="43.854" calcext:value-type="float">
            <text:p>43.85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3.7018" calcext:value-type="float">
            <text:p>43.7018</text:p>
          </table:table-cell>
          <table:table-cell table:number-columns-repeated="2"/>
          <table:table-cell table:formula="of:=COUNT([.G89:.K89])" office:value-type="float" office:value="5" calcext:value-type="float">
            <text:p>5</text:p>
          </table:table-cell>
          <table:table-cell office:value-type="float" office:value="43.621" calcext:value-type="float">
            <text:p>43.621</text:p>
          </table:table-cell>
          <table:table-cell office:value-type="float" office:value="41.968" calcext:value-type="float">
            <text:p>41.968</text:p>
          </table:table-cell>
          <table:table-cell office:value-type="float" office:value="42.887" calcext:value-type="float">
            <text:p>42.887</text:p>
          </table:table-cell>
          <table:table-cell office:value-type="float" office:value="44.455" calcext:value-type="float">
            <text:p>44.455</text:p>
          </table:table-cell>
          <table:table-cell office:value-type="float" office:value="45.578" calcext:value-type="float">
            <text:p>45.57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6.1504" calcext:value-type="float">
            <text:p>46.1504</text:p>
          </table:table-cell>
          <table:table-cell table:number-columns-repeated="2"/>
          <table:table-cell table:formula="of:=COUNT([.G90:.K90])" office:value-type="float" office:value="5" calcext:value-type="float">
            <text:p>5</text:p>
          </table:table-cell>
          <table:table-cell office:value-type="float" office:value="46.559" calcext:value-type="float">
            <text:p>46.559</text:p>
          </table:table-cell>
          <table:table-cell office:value-type="float" office:value="42.954" calcext:value-type="float">
            <text:p>42.954</text:p>
          </table:table-cell>
          <table:table-cell office:value-type="float" office:value="46.016" calcext:value-type="float">
            <text:p>46.016</text:p>
          </table:table-cell>
          <table:table-cell office:value-type="float" office:value="46.591" calcext:value-type="float">
            <text:p>46.591</text:p>
          </table:table-cell>
          <table:table-cell office:value-type="float" office:value="48.632" calcext:value-type="float">
            <text:p>48.6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6.0864" calcext:value-type="float">
            <text:p>46.0864</text:p>
          </table:table-cell>
          <table:table-cell table:number-columns-repeated="2"/>
          <table:table-cell table:formula="of:=COUNT([.G91:.K91])" office:value-type="float" office:value="5" calcext:value-type="float">
            <text:p>5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  <table:table-cell office:value-type="float" office:value="46.631" calcext:value-type="float">
            <text:p>46.6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6.2634" calcext:value-type="float">
            <text:p>46.2634</text:p>
          </table:table-cell>
          <table:table-cell table:number-columns-repeated="2"/>
          <table:table-cell table:formula="of:=COUNT([.G92:.K92])" office:value-type="float" office:value="5" calcext:value-type="float">
            <text:p>5</text:p>
          </table:table-cell>
          <table:table-cell office:value-type="float" office:value="44.721" calcext:value-type="float">
            <text:p>44.72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3.673" calcext:value-type="float">
            <text:p>43.673</text:p>
          </table:table-cell>
          <table:table-cell office:value-type="float" office:value="48.191" calcext:value-type="float">
            <text:p>48.191</text:p>
          </table:table-cell>
          <table:table-cell office:value-type="float" office:value="47.843" calcext:value-type="float">
            <text:p>47.84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6.1678" calcext:value-type="float">
            <text:p>46.1678</text:p>
          </table:table-cell>
          <table:table-cell table:number-columns-repeated="2"/>
          <table:table-cell table:formula="of:=COUNT([.G93:.K93])" office:value-type="float" office:value="5" calcext:value-type="float">
            <text:p>5</text:p>
          </table:table-cell>
          <table:table-cell office:value-type="float" office:value="46.099" calcext:value-type="float">
            <text:p>46.09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891" calcext:value-type="float">
            <text:p>44.891</text:p>
          </table:table-cell>
          <table:table-cell office:value-type="float" office:value="48.504" calcext:value-type="float">
            <text:p>48.504</text:p>
          </table:table-cell>
          <table:table-cell office:value-type="float" office:value="46.155" calcext:value-type="float">
            <text:p>46.15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7.5548" calcext:value-type="float">
            <text:p>47.5548</text:p>
          </table:table-cell>
          <table:table-cell table:number-columns-repeated="2"/>
          <table:table-cell table:formula="of:=COUNT([.G94:.K94])" office:value-type="float" office:value="5" calcext:value-type="float">
            <text:p>5</text:p>
          </table:table-cell>
          <table:table-cell office:value-type="float" office:value="46.413" calcext:value-type="float">
            <text:p>46.413</text:p>
          </table:table-cell>
          <table:table-cell office:value-type="float" office:value="44.808" calcext:value-type="float">
            <text:p>44.808</text:p>
          </table:table-cell>
          <table:table-cell office:value-type="float" office:value="47.545" calcext:value-type="float">
            <text:p>47.545</text:p>
          </table:table-cell>
          <table:table-cell office:value-type="float" office:value="50.286" calcext:value-type="float">
            <text:p>50.286</text:p>
          </table:table-cell>
          <table:table-cell office:value-type="float" office:value="48.722" calcext:value-type="float">
            <text:p>48.72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54.1818" calcext:value-type="float">
            <text:p>54.1818</text:p>
          </table:table-cell>
          <table:table-cell table:number-columns-repeated="2"/>
          <table:table-cell table:formula="of:=COUNT([.G95:.K95])" office:value-type="float" office:value="5" calcext:value-type="float">
            <text:p>5</text:p>
          </table:table-cell>
          <table:table-cell office:value-type="float" office:value="54.125" calcext:value-type="float">
            <text:p>54.125</text:p>
          </table:table-cell>
          <table:table-cell office:value-type="float" office:value="45.667" calcext:value-type="float">
            <text:p>45.667</text:p>
          </table:table-cell>
          <table:table-cell office:value-type="float" office:value="57.486" calcext:value-type="float">
            <text:p>57.486</text:p>
          </table:table-cell>
          <table:table-cell office:value-type="float" office:value="54.472" calcext:value-type="float">
            <text:p>54.472</text:p>
          </table:table-cell>
          <table:table-cell office:value-type="float" office:value="59.159" calcext:value-type="float">
            <text:p>59.1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60.3406" calcext:value-type="float">
            <text:p>60.3406</text:p>
          </table:table-cell>
          <table:table-cell table:number-columns-repeated="2"/>
          <table:table-cell table:formula="of:=COUNT([.G96:.K96])" office:value-type="float" office:value="5" calcext:value-type="float">
            <text:p>5</text:p>
          </table:table-cell>
          <table:table-cell office:value-type="float" office:value="64.242" calcext:value-type="float">
            <text:p>64.242</text:p>
          </table:table-cell>
          <table:table-cell office:value-type="float" office:value="46.142" calcext:value-type="float">
            <text:p>46.142</text:p>
          </table:table-cell>
          <table:table-cell office:value-type="float" office:value="62.98" calcext:value-type="float">
            <text:p>62.98</text:p>
          </table:table-cell>
          <table:table-cell office:value-type="float" office:value="64.135" calcext:value-type="float">
            <text:p>64.135</text:p>
          </table:table-cell>
          <table:table-cell office:value-type="float" office:value="64.204" calcext:value-type="float">
            <text:p>64.2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51.8032" calcext:value-type="float">
            <text:p>51.8032</text:p>
          </table:table-cell>
          <table:table-cell table:number-columns-repeated="2"/>
          <table:table-cell table:formula="of:=COUNT([.G97:.K97])" office:value-type="float" office:value="5" calcext:value-type="float">
            <text:p>5</text:p>
          </table:table-cell>
          <table:table-cell office:value-type="float" office:value="50.265" calcext:value-type="float">
            <text:p>50.265</text:p>
          </table:table-cell>
          <table:table-cell office:value-type="float" office:value="45.038" calcext:value-type="float">
            <text:p>45.038</text:p>
          </table:table-cell>
          <table:table-cell office:value-type="float" office:value="53.422" calcext:value-type="float">
            <text:p>53.422</text:p>
          </table:table-cell>
          <table:table-cell office:value-type="float" office:value="54.678" calcext:value-type="float">
            <text:p>54.678</text:p>
          </table:table-cell>
          <table:table-cell office:value-type="float" office:value="55.613" calcext:value-type="float">
            <text:p>55.61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7.6348" calcext:value-type="float">
            <text:p>47.6348</text:p>
          </table:table-cell>
          <table:table-cell table:number-columns-repeated="2"/>
          <table:table-cell table:formula="of:=COUNT([.G98:.K98])" office:value-type="float" office:value="5" calcext:value-type="float">
            <text:p>5</text:p>
          </table:table-cell>
          <table:table-cell office:value-type="float" office:value="47.83" calcext:value-type="float">
            <text:p>47.83</text:p>
          </table:table-cell>
          <table:table-cell office:value-type="float" office:value="44.86" calcext:value-type="float">
            <text:p>44.86</text:p>
          </table:table-cell>
          <table:table-cell office:value-type="float" office:value="47.694" calcext:value-type="float">
            <text:p>47.694</text:p>
          </table:table-cell>
          <table:table-cell office:value-type="float" office:value="47.842" calcext:value-type="float">
            <text:p>47.842</text:p>
          </table:table-cell>
          <table:table-cell office:value-type="float" office:value="49.948" calcext:value-type="float">
            <text:p>49.9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51.1488" calcext:value-type="float">
            <text:p>51.1488</text:p>
          </table:table-cell>
          <table:table-cell table:number-columns-repeated="2"/>
          <table:table-cell table:formula="of:=COUNT([.G99:.K99])" office:value-type="float" office:value="5" calcext:value-type="float">
            <text:p>5</text:p>
          </table:table-cell>
          <table:table-cell office:value-type="float" office:value="50.89" calcext:value-type="float">
            <text:p>50.89</text:p>
          </table:table-cell>
          <table:table-cell office:value-type="float" office:value="44.431" calcext:value-type="float">
            <text:p>44.431</text:p>
          </table:table-cell>
          <table:table-cell office:value-type="float" office:value="53.001" calcext:value-type="float">
            <text:p>53.001</text:p>
          </table:table-cell>
          <table:table-cell office:value-type="float" office:value="54.153" calcext:value-type="float">
            <text:p>54.153</text:p>
          </table:table-cell>
          <table:table-cell office:value-type="float" office:value="53.269" calcext:value-type="float">
            <text:p>53.2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55.4356" calcext:value-type="float">
            <text:p>55.4356</text:p>
          </table:table-cell>
          <table:table-cell table:number-columns-repeated="2"/>
          <table:table-cell table:formula="of:=COUNT([.G100:.K100])" office:value-type="float" office:value="5" calcext:value-type="float">
            <text:p>5</text:p>
          </table:table-cell>
          <table:table-cell office:value-type="float" office:value="54.761" calcext:value-type="float">
            <text:p>54.761</text:p>
          </table:table-cell>
          <table:table-cell office:value-type="float" office:value="47.958" calcext:value-type="float">
            <text:p>47.958</text:p>
          </table:table-cell>
          <table:table-cell office:value-type="float" office:value="60.647" calcext:value-type="float">
            <text:p>60.647</text:p>
          </table:table-cell>
          <table:table-cell office:value-type="float" office:value="56.725" calcext:value-type="float">
            <text:p>56.725</text:p>
          </table:table-cell>
          <table:table-cell office:value-type="float" office:value="57.087" calcext:value-type="float">
            <text:p>57.0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4.9718" calcext:value-type="float">
            <text:p>74.9718</text:p>
          </table:table-cell>
          <table:table-cell table:number-columns-repeated="2"/>
          <table:table-cell table:formula="of:=COUNT([.G101:.K101])" office:value-type="float" office:value="5" calcext:value-type="float">
            <text:p>5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  <table:table-cell office:value-type="float" office:value="73.965" calcext:value-type="float">
            <text:p>73.96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8.0748" calcext:value-type="float">
            <text:p>78.0748</text:p>
          </table:table-cell>
          <table:table-cell table:number-columns-repeated="2"/>
          <table:table-cell table:formula="of:=COUNT([.G102:.K102])" office:value-type="float" office:value="5" calcext:value-type="float">
            <text:p>5</text:p>
          </table:table-cell>
          <table:table-cell office:value-type="float" office:value="85.431" calcext:value-type="float">
            <text:p>85.431</text:p>
          </table:table-cell>
          <table:table-cell office:value-type="float" office:value="75.857" calcext:value-type="float">
            <text:p>75.857</text:p>
          </table:table-cell>
          <table:table-cell office:value-type="float" office:value="79.314" calcext:value-type="float">
            <text:p>79.314</text:p>
          </table:table-cell>
          <table:table-cell office:value-type="float" office:value="75.97" calcext:value-type="float">
            <text:p>75.97</text:p>
          </table:table-cell>
          <table:table-cell office:value-type="float" office:value="73.802" calcext:value-type="float">
            <text:p>73.8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5.9546" calcext:value-type="float">
            <text:p>75.9546</text:p>
          </table:table-cell>
          <table:table-cell table:number-columns-repeated="2"/>
          <table:table-cell table:formula="of:=COUNT([.G103:.K103])" office:value-type="float" office:value="5" calcext:value-type="float">
            <text:p>5</text:p>
          </table:table-cell>
          <table:table-cell office:value-type="float" office:value="76.791" calcext:value-type="float">
            <text:p>76.791</text:p>
          </table:table-cell>
          <table:table-cell office:value-type="float" office:value="70.377" calcext:value-type="float">
            <text:p>70.377</text:p>
          </table:table-cell>
          <table:table-cell office:value-type="float" office:value="73.757" calcext:value-type="float">
            <text:p>73.757</text:p>
          </table:table-cell>
          <table:table-cell office:value-type="float" office:value="83.784" calcext:value-type="float">
            <text:p>83.784</text:p>
          </table:table-cell>
          <table:table-cell office:value-type="float" office:value="75.064" calcext:value-type="float">
            <text:p>75.0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86.3332" calcext:value-type="float">
            <text:p>86.3332</text:p>
          </table:table-cell>
          <table:table-cell table:number-columns-repeated="2"/>
          <table:table-cell table:formula="of:=COUNT([.G104:.K104])" office:value-type="float" office:value="5" calcext:value-type="float">
            <text:p>5</text:p>
          </table:table-cell>
          <table:table-cell office:value-type="float" office:value="100.692" calcext:value-type="float">
            <text:p>100.692</text:p>
          </table:table-cell>
          <table:table-cell office:value-type="float" office:value="74.214" calcext:value-type="float">
            <text:p>74.214</text:p>
          </table:table-cell>
          <table:table-cell office:value-type="float" office:value="81.407" calcext:value-type="float">
            <text:p>81.407</text:p>
          </table:table-cell>
          <table:table-cell office:value-type="float" office:value="86.653" calcext:value-type="float">
            <text:p>86.65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146.6758" calcext:value-type="float">
            <text:p>146.6758</text:p>
          </table:table-cell>
          <table:table-cell table:number-columns-repeated="2"/>
          <table:table-cell table:formula="of:=COUNT([.G105:.K105])" office:value-type="float" office:value="5" calcext:value-type="float">
            <text:p>5</text:p>
          </table:table-cell>
          <table:table-cell office:value-type="float" office:value="160.99" calcext:value-type="float">
            <text:p>160.99</text:p>
          </table:table-cell>
          <table:table-cell office:value-type="float" office:value="80.468" calcext:value-type="float">
            <text:p>80.468</text:p>
          </table:table-cell>
          <table:table-cell office:value-type="float" office:value="173.551" calcext:value-type="float">
            <text:p>173.551</text:p>
          </table:table-cell>
          <table:table-cell office:value-type="float" office:value="154.893" calcext:value-type="float">
            <text:p>154.893</text:p>
          </table:table-cell>
          <table:table-cell office:value-type="float" office:value="163.477" calcext:value-type="float">
            <text:p>163.47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188.2046" calcext:value-type="float">
            <text:p>188.2046</text:p>
          </table:table-cell>
          <table:table-cell table:number-columns-repeated="2"/>
          <table:table-cell table:formula="of:=COUNT([.G106:.K106])" office:value-type="float" office:value="5" calcext:value-type="float">
            <text:p>5</text:p>
          </table:table-cell>
          <table:table-cell office:value-type="float" office:value="226.287" calcext:value-type="float">
            <text:p>226.287</text:p>
          </table:table-cell>
          <table:table-cell office:value-type="float" office:value="86.84" calcext:value-type="float">
            <text:p>86.84</text:p>
          </table:table-cell>
          <table:table-cell office:value-type="float" office:value="170.38" calcext:value-type="float">
            <text:p>170.38</text:p>
          </table:table-cell>
          <table:table-cell office:value-type="float" office:value="239.971" calcext:value-type="float">
            <text:p>239.971</text:p>
          </table:table-cell>
          <table:table-cell office:value-type="float" office:value="217.545" calcext:value-type="float">
            <text:p>217.54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114.0222" calcext:value-type="float">
            <text:p>114.0222</text:p>
          </table:table-cell>
          <table:table-cell table:number-columns-repeated="2"/>
          <table:table-cell table:formula="of:=COUNT([.G107:.K107])" office:value-type="float" office:value="5" calcext:value-type="float">
            <text:p>5</text:p>
          </table:table-cell>
          <table:table-cell office:value-type="float" office:value="108.56" calcext:value-type="float">
            <text:p>108.56</text:p>
          </table:table-cell>
          <table:table-cell office:value-type="float" office:value="81.787" calcext:value-type="float">
            <text:p>81.787</text:p>
          </table:table-cell>
          <table:table-cell office:value-type="float" office:value="110.131" calcext:value-type="float">
            <text:p>110.131</text:p>
          </table:table-cell>
          <table:table-cell office:value-type="float" office:value="158.635" calcext:value-type="float">
            <text:p>158.635</text:p>
          </table:table-cell>
          <table:table-cell office:value-type="float" office:value="110.998" calcext:value-type="float">
            <text:p>110.99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90.3922" calcext:value-type="float">
            <text:p>90.3922</text:p>
          </table:table-cell>
          <table:table-cell table:number-columns-repeated="2"/>
          <table:table-cell table:formula="of:=COUNT([.G108:.K108])" office:value-type="float" office:value="5" calcext:value-type="float">
            <text:p>5</text:p>
          </table:table-cell>
          <table:table-cell office:value-type="float" office:value="103.87" calcext:value-type="float">
            <text:p>103.87</text:p>
          </table:table-cell>
          <table:table-cell office:value-type="float" office:value="77.448" calcext:value-type="float">
            <text:p>77.448</text:p>
          </table:table-cell>
          <table:table-cell office:value-type="float" office:value="93.485" calcext:value-type="float">
            <text:p>93.485</text:p>
          </table:table-cell>
          <table:table-cell office:value-type="float" office:value="93.267" calcext:value-type="float">
            <text:p>93.267</text:p>
          </table:table-cell>
          <table:table-cell office:value-type="float" office:value="83.891" calcext:value-type="float">
            <text:p>83.8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119.4152" calcext:value-type="float">
            <text:p>119.4152</text:p>
          </table:table-cell>
          <table:table-cell table:number-columns-repeated="2"/>
          <table:table-cell table:formula="of:=COUNT([.G109:.K109])" office:value-type="float" office:value="5" calcext:value-type="float">
            <text:p>5</text:p>
          </table:table-cell>
          <table:table-cell office:value-type="float" office:value="138.891" calcext:value-type="float">
            <text:p>138.891</text:p>
          </table:table-cell>
          <table:table-cell office:value-type="float" office:value="84.524" calcext:value-type="float">
            <text:p>84.524</text:p>
          </table:table-cell>
          <table:table-cell office:value-type="float" office:value="138.448" calcext:value-type="float">
            <text:p>138.448</text:p>
          </table:table-cell>
          <table:table-cell office:value-type="float" office:value="126.202" calcext:value-type="float">
            <text:p>126.202</text:p>
          </table:table-cell>
          <table:table-cell office:value-type="float" office:value="109.011" calcext:value-type="float">
            <text:p>109.0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129.6912" calcext:value-type="float">
            <text:p>129.6912</text:p>
          </table:table-cell>
          <table:table-cell table:number-columns-repeated="2"/>
          <table:table-cell table:formula="of:=COUNT([.G110:.K110])" office:value-type="float" office:value="5" calcext:value-type="float">
            <text:p>5</text:p>
          </table:table-cell>
          <table:table-cell office:value-type="float" office:value="138.348" calcext:value-type="float">
            <text:p>138.348</text:p>
          </table:table-cell>
          <table:table-cell office:value-type="float" office:value="86.583" calcext:value-type="float">
            <text:p>86.583</text:p>
          </table:table-cell>
          <table:table-cell office:value-type="float" office:value="117.997" calcext:value-type="float">
            <text:p>117.997</text:p>
          </table:table-cell>
          <table:table-cell office:value-type="float" office:value="143.015" calcext:value-type="float">
            <text:p>143.015</text:p>
          </table:table-cell>
          <table:table-cell office:value-type="float" office:value="162.513" calcext:value-type="float">
            <text:p>162.51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0.9796" calcext:value-type="float">
            <text:p>250.9796</text:p>
          </table:table-cell>
          <table:table-cell table:number-columns-repeated="2"/>
          <table:table-cell table:formula="of:=COUNT([.G111:.K111])" office:value-type="float" office:value="5" calcext:value-type="float">
            <text:p>5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  <table:table-cell office:value-type="float" office:value="238.211" calcext:value-type="float">
            <text:p>238.21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42.1968" calcext:value-type="float">
            <text:p>242.1968</text:p>
          </table:table-cell>
          <table:table-cell table:number-columns-repeated="2"/>
          <table:table-cell table:formula="of:=COUNT([.G112:.K112])" office:value-type="float" office:value="5" calcext:value-type="float">
            <text:p>5</text:p>
          </table:table-cell>
          <table:table-cell office:value-type="float" office:value="253.767" calcext:value-type="float">
            <text:p>253.76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27.064" calcext:value-type="float">
            <text:p>227.064</text:p>
          </table:table-cell>
          <table:table-cell office:value-type="float" office:value="265.006" calcext:value-type="float">
            <text:p>265.006</text:p>
          </table:table-cell>
          <table:table-cell office:value-type="float" office:value="207.014" calcext:value-type="float">
            <text:p>207.01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56.4604" calcext:value-type="float">
            <text:p>256.4604</text:p>
          </table:table-cell>
          <table:table-cell table:number-columns-repeated="2"/>
          <table:table-cell table:formula="of:=COUNT([.G113:.K113])" office:value-type="float" office:value="5" calcext:value-type="float">
            <text:p>5</text:p>
          </table:table-cell>
          <table:table-cell office:value-type="float" office:value="229.203" calcext:value-type="float">
            <text:p>229.20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54.272" calcext:value-type="float">
            <text:p>354.272</text:p>
          </table:table-cell>
          <table:table-cell office:value-type="float" office:value="249.607" calcext:value-type="float">
            <text:p>249.607</text:p>
          </table:table-cell>
          <table:table-cell office:value-type="float" office:value="228.409" calcext:value-type="float">
            <text:p>228.40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328.8314" calcext:value-type="float">
            <text:p>328.8314</text:p>
          </table:table-cell>
          <table:table-cell table:number-columns-repeated="2"/>
          <table:table-cell table:formula="of:=COUNT([.G114:.K114])" office:value-type="float" office:value="5" calcext:value-type="float">
            <text:p>5</text:p>
          </table:table-cell>
          <table:table-cell office:value-type="float" office:value="377.791" calcext:value-type="float">
            <text:p>377.791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348.082" calcext:value-type="float">
            <text:p>348.082</text:p>
          </table:table-cell>
          <table:table-cell office:value-type="float" office:value="323.585" calcext:value-type="float">
            <text:p>323.585</text:p>
          </table:table-cell>
          <table:table-cell office:value-type="float" office:value="345.613" calcext:value-type="float">
            <text:p>345.61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585.3936" calcext:value-type="float">
            <text:p>585.3936</text:p>
          </table:table-cell>
          <table:table-cell table:number-columns-repeated="2"/>
          <table:table-cell table:formula="of:=COUNT([.G115:.K115])" office:value-type="float" office:value="5" calcext:value-type="float">
            <text:p>5</text:p>
          </table:table-cell>
          <table:table-cell office:value-type="float" office:value="691.082" calcext:value-type="float">
            <text:p>691.082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647.296" calcext:value-type="float">
            <text:p>647.296</text:p>
          </table:table-cell>
          <table:table-cell office:value-type="float" office:value="756.431" calcext:value-type="float">
            <text:p>756.431</text:p>
          </table:table-cell>
          <table:table-cell office:value-type="float" office:value="550.771" calcext:value-type="float">
            <text:p>550.77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847.5926" calcext:value-type="float">
            <text:p>847.5926</text:p>
          </table:table-cell>
          <table:table-cell table:number-columns-repeated="2"/>
          <table:table-cell table:formula="of:=COUNT([.G116:.K116])" office:value-type="float" office:value="5" calcext:value-type="float">
            <text:p>5</text:p>
          </table:table-cell>
          <table:table-cell office:value-type="float" office:value="1091.679" calcext:value-type="float">
            <text:p>1091.679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877.975" calcext:value-type="float">
            <text:p>877.975</text:p>
          </table:table-cell>
          <table:table-cell office:value-type="float" office:value="1072.889" calcext:value-type="float">
            <text:p>1072.889</text:p>
          </table:table-cell>
          <table:table-cell office:value-type="float" office:value="983.055" calcext:value-type="float">
            <text:p>983.05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407.0376" calcext:value-type="float">
            <text:p>407.0376</text:p>
          </table:table-cell>
          <table:table-cell table:number-columns-repeated="2"/>
          <table:table-cell table:formula="of:=COUNT([.G117:.K117])" office:value-type="float" office:value="5" calcext:value-type="float">
            <text:p>5</text:p>
          </table:table-cell>
          <table:table-cell office:value-type="float" office:value="421.112" calcext:value-type="float">
            <text:p>421.112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53.031" calcext:value-type="float">
            <text:p>453.031</text:p>
          </table:table-cell>
          <table:table-cell office:value-type="float" office:value="518.506" calcext:value-type="float">
            <text:p>518.506</text:p>
          </table:table-cell>
          <table:table-cell office:value-type="float" office:value="401.32" calcext:value-type="float">
            <text:p>401.3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358.7708" calcext:value-type="float">
            <text:p>358.7708</text:p>
          </table:table-cell>
          <table:table-cell table:number-columns-repeated="2"/>
          <table:table-cell table:formula="of:=COUNT([.G118:.K118])" office:value-type="float" office:value="5" calcext:value-type="float">
            <text:p>5</text:p>
          </table:table-cell>
          <table:table-cell office:value-type="float" office:value="341.41" calcext:value-type="float">
            <text:p>341.41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389.137" calcext:value-type="float">
            <text:p>389.137</text:p>
          </table:table-cell>
          <table:table-cell office:value-type="float" office:value="369.807" calcext:value-type="float">
            <text:p>369.807</text:p>
          </table:table-cell>
          <table:table-cell office:value-type="float" office:value="384.324" calcext:value-type="float">
            <text:p>384.32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422.4716" calcext:value-type="float">
            <text:p>422.4716</text:p>
          </table:table-cell>
          <table:table-cell table:number-columns-repeated="2"/>
          <table:table-cell table:formula="of:=COUNT([.G119:.K119])" office:value-type="float" office:value="5" calcext:value-type="float">
            <text:p>5</text:p>
          </table:table-cell>
          <table:table-cell office:value-type="float" office:value="398.96" calcext:value-type="float">
            <text:p>398.96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408.073" calcext:value-type="float">
            <text:p>408.073</text:p>
          </table:table-cell>
          <table:table-cell office:value-type="float" office:value="580.117" calcext:value-type="float">
            <text:p>580.117</text:p>
          </table:table-cell>
          <table:table-cell office:value-type="float" office:value="471.769" calcext:value-type="float">
            <text:p>471.76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565.227" calcext:value-type="float">
            <text:p>565.227</text:p>
          </table:table-cell>
          <table:table-cell table:number-columns-repeated="2"/>
          <table:table-cell table:formula="of:=COUNT([.G120:.K120])" office:value-type="float" office:value="5" calcext:value-type="float">
            <text:p>5</text:p>
          </table:table-cell>
          <table:table-cell office:value-type="float" office:value="710.545" calcext:value-type="float">
            <text:p>710.545</text:p>
          </table:table-cell>
          <table:table-cell office:value-type="float" office:value="432.8" calcext:value-type="float">
            <text:p>432.8</text:p>
          </table:table-cell>
          <table:table-cell office:value-type="float" office:value="527.429" calcext:value-type="float">
            <text:p>527.429</text:p>
          </table:table-cell>
          <table:table-cell office:value-type="float" office:value="597.626" calcext:value-type="float">
            <text:p>597.626</text:p>
          </table:table-cell>
          <table:table-cell office:value-type="float" office:value="557.735" calcext:value-type="float">
            <text:p>557.735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229" calcext:value-type="float">
            <text:p>36.229</text:p>
          </table:table-cell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294" calcext:value-type="float">
            <text:p>36.294</text:p>
          </table:table-cell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7.118" calcext:value-type="float">
            <text:p>37.118</text:p>
          </table:table-cell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41.222" calcext:value-type="float">
            <text:p>41.222</text:p>
          </table:table-cell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44.503" calcext:value-type="float">
            <text:p>44.503</text:p>
          </table:table-cell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8.961" calcext:value-type="float">
            <text:p>38.961</text:p>
          </table:table-cell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37.248" calcext:value-type="float">
            <text:p>37.248</text:p>
          </table:table-cell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9.17" calcext:value-type="float">
            <text:p>39.17</text:p>
          </table:table-cell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0.268" calcext:value-type="float">
            <text:p>40.268</text:p>
          </table:table-cell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4.927" calcext:value-type="float">
            <text:p>34.927</text:p>
          </table:table-cell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4.853" calcext:value-type="float">
            <text:p>34.853</text:p>
          </table:table-cell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91" calcext:value-type="float">
            <text:p>35.691</text:p>
          </table:table-cell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40.298" calcext:value-type="float">
            <text:p>40.298</text:p>
          </table:table-cell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43.681" calcext:value-type="float">
            <text:p>43.681</text:p>
          </table:table-cell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639" calcext:value-type="float">
            <text:p>37.639</text:p>
          </table:table-cell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6.026" calcext:value-type="float">
            <text:p>36.026</text:p>
          </table:table-cell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37.251" calcext:value-type="float">
            <text:p>37.251</text:p>
          </table:table-cell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39.199" calcext:value-type="float">
            <text:p>39.199</text:p>
          </table:table-cell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074" calcext:value-type="float">
            <text:p>34.074</text:p>
          </table:table-cell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249" calcext:value-type="float">
            <text:p>34.249</text:p>
          </table:table-cell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8.956" calcext:value-type="float">
            <text:p>38.956</text:p>
          </table:table-cell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3.035" calcext:value-type="float">
            <text:p>43.035</text:p>
          </table:table-cell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7.201" calcext:value-type="float">
            <text:p>37.201</text:p>
          </table:table-cell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5.297" calcext:value-type="float">
            <text:p>35.297</text:p>
          </table:table-cell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7.14" calcext:value-type="float">
            <text:p>37.14</text:p>
          </table:table-cell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38" calcext:value-type="float">
            <text:p>38.38</text:p>
          </table:table-cell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5.318" calcext:value-type="float">
            <text:p>35.318</text:p>
          </table:table-cell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5.595" calcext:value-type="float">
            <text:p>35.595</text:p>
          </table:table-cell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6.19" calcext:value-type="float">
            <text:p>36.19</text:p>
          </table:table-cell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0.003" calcext:value-type="float">
            <text:p>40.003</text:p>
          </table:table-cell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3.734" calcext:value-type="float">
            <text:p>43.734</text:p>
          </table:table-cell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8.128" calcext:value-type="float">
            <text:p>38.128</text:p>
          </table:table-cell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36.522" calcext:value-type="float">
            <text:p>36.522</text:p>
          </table:table-cell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37.92" calcext:value-type="float">
            <text:p>37.92</text:p>
          </table:table-cell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0.01" calcext:value-type="float">
            <text:p>40.01</text:p>
          </table:table-cell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5.272" calcext:value-type="float">
            <text:p>35.272</text:p>
          </table:table-cell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5.465" calcext:value-type="float">
            <text:p>35.465</text:p>
          </table:table-cell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399" calcext:value-type="float">
            <text:p>36.399</text:p>
          </table:table-cell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40.343" calcext:value-type="float">
            <text:p>40.343</text:p>
          </table:table-cell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43.929" calcext:value-type="float">
            <text:p>43.929</text:p>
          </table:table-cell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49" calcext:value-type="float">
            <text:p>38.649</text:p>
          </table:table-cell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6.479" calcext:value-type="float">
            <text:p>36.479</text:p>
          </table:table-cell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7.844" calcext:value-type="float">
            <text:p>37.844</text:p>
          </table:table-cell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0.11" calcext:value-type="float">
            <text:p>40.11</text:p>
          </table:table-cell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3.67" calcext:value-type="float">
            <text:p>33.67</text:p>
          </table:table-cell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3.915" calcext:value-type="float">
            <text:p>33.915</text:p>
          </table:table-cell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4.628" calcext:value-type="float">
            <text:p>34.628</text:p>
          </table:table-cell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9.109" calcext:value-type="float">
            <text:p>39.109</text:p>
          </table:table-cell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43.766" calcext:value-type="float">
            <text:p>43.766</text:p>
          </table:table-cell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593" calcext:value-type="float">
            <text:p>36.593</text:p>
          </table:table-cell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492" calcext:value-type="float">
            <text:p>36.492</text:p>
          </table:table-cell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8.453" calcext:value-type="float">
            <text:p>38.453</text:p>
          </table:table-cell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125" calcext:value-type="float">
            <text:p>36.125</text:p>
          </table:table-cell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216" calcext:value-type="float">
            <text:p>36.216</text:p>
          </table:table-cell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059" calcext:value-type="float">
            <text:p>37.059</text:p>
          </table:table-cell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41.125" calcext:value-type="float">
            <text:p>41.125</text:p>
          </table:table-cell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45" calcext:value-type="float">
            <text:p>45</text:p>
          </table:table-cell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40.659" calcext:value-type="float">
            <text:p>40.659</text:p>
          </table:table-cell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7.238" calcext:value-type="float">
            <text:p>37.238</text:p>
          </table:table-cell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9.144" calcext:value-type="float">
            <text:p>39.144</text:p>
          </table:table-cell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1.419" calcext:value-type="float">
            <text:p>41.419</text:p>
          </table:table-cell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9.462" calcext:value-type="float">
            <text:p>39.462</text:p>
          </table:table-cell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40.173" calcext:value-type="float">
            <text:p>40.173</text:p>
          </table:table-cell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40.432" calcext:value-type="float">
            <text:p>40.432</text:p>
          </table:table-cell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45.158" calcext:value-type="float">
            <text:p>45.158</text:p>
          </table:table-cell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8.419" calcext:value-type="float">
            <text:p>48.419</text:p>
          </table:table-cell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3.527" calcext:value-type="float">
            <text:p>43.527</text:p>
          </table:table-cell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0.638" calcext:value-type="float">
            <text:p>40.638</text:p>
          </table:table-cell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2.665" calcext:value-type="float">
            <text:p>42.665</text:p>
          </table:table-cell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5.265" calcext:value-type="float">
            <text:p>45.265</text:p>
          </table:table-cell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1.684" calcext:value-type="float">
            <text:p>41.684</text:p>
          </table:table-cell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0.947" calcext:value-type="float">
            <text:p>40.947</text:p>
          </table:table-cell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2.425" calcext:value-type="float">
            <text:p>42.425</text:p>
          </table:table-cell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7.434" calcext:value-type="float">
            <text:p>47.434</text:p>
          </table:table-cell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52.234" calcext:value-type="float">
            <text:p>52.234</text:p>
          </table:table-cell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4.919" calcext:value-type="float">
            <text:p>44.919</text:p>
          </table:table-cell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1.887" calcext:value-type="float">
            <text:p>41.887</text:p>
          </table:table-cell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3.621" calcext:value-type="float">
            <text:p>43.621</text:p>
          </table:table-cell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559" calcext:value-type="float">
            <text:p>46.559</text:p>
          </table:table-cell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4.721" calcext:value-type="float">
            <text:p>44.721</text:p>
          </table:table-cell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6.099" calcext:value-type="float">
            <text:p>46.099</text:p>
          </table:table-cell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6.413" calcext:value-type="float">
            <text:p>46.413</text:p>
          </table:table-cell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54.125" calcext:value-type="float">
            <text:p>54.125</text:p>
          </table:table-cell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64.242" calcext:value-type="float">
            <text:p>64.242</text:p>
          </table:table-cell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50.265" calcext:value-type="float">
            <text:p>50.265</text:p>
          </table:table-cell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47.83" calcext:value-type="float">
            <text:p>47.83</text:p>
          </table:table-cell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0.89" calcext:value-type="float">
            <text:p>50.89</text:p>
          </table:table-cell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761" calcext:value-type="float">
            <text:p>54.761</text:p>
          </table:table-cell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85.431" calcext:value-type="float">
            <text:p>85.431</text:p>
          </table:table-cell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6.791" calcext:value-type="float">
            <text:p>76.791</text:p>
          </table:table-cell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100.692" calcext:value-type="float">
            <text:p>100.692</text:p>
          </table:table-cell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160.99" calcext:value-type="float">
            <text:p>160.99</text:p>
          </table:table-cell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226.287" calcext:value-type="float">
            <text:p>226.287</text:p>
          </table:table-cell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56" calcext:value-type="float">
            <text:p>108.56</text:p>
          </table:table-cell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03.87" calcext:value-type="float">
            <text:p>103.87</text:p>
          </table:table-cell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38.891" calcext:value-type="float">
            <text:p>138.891</text:p>
          </table:table-cell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38.348" calcext:value-type="float">
            <text:p>138.348</text:p>
          </table:table-cell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53.767" calcext:value-type="float">
            <text:p>253.767</text:p>
          </table:table-cell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29.203" calcext:value-type="float">
            <text:p>229.203</text:p>
          </table:table-cell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77.791" calcext:value-type="float">
            <text:p>377.791</text:p>
          </table:table-cell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691.082" calcext:value-type="float">
            <text:p>691.082</text:p>
          </table:table-cell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1091.679" calcext:value-type="float">
            <text:p>1091.679</text:p>
          </table:table-cell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21.112" calcext:value-type="float">
            <text:p>421.112</text:p>
          </table:table-cell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41.41" calcext:value-type="float">
            <text:p>341.41</text:p>
          </table:table-cell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98.96" calcext:value-type="float">
            <text:p>398.96</text:p>
          </table:table-cell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710.545" calcext:value-type="float">
            <text:p>710.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1:01:00.953722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21:01:25.206431700</dc:date>
    <meta:editing-duration>PT6M19S</meta:editing-duration>
    <meta:editing-cycles>7</meta:editing-cycles>
    <meta:document-statistic meta:table-count="2" meta:cell-count="1440" meta:object-count="0"/>
  </office:meta>
</office:document-meta>
</file>